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0">
      <style:paragraph-properties fo:margin-left="0.5in" fo:margin-right="0in" fo:text-indent="-0.25in" style:auto-text-indent="false"/>
    </style:style>
    <style:style style:name="P2" style:family="paragraph" style:parent-style-name="Standard" style:list-style-name="WWNum27">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17">
      <style:paragraph-properties fo:margin-left="0.5in" fo:margin-right="0in" fo:text-indent="-0.25in" style:auto-text-indent="false"/>
    </style:style>
    <style:style style:name="P5" style:family="paragraph" style:parent-style-name="Standard" style:list-style-name="WWNum3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16">
      <style:paragraph-properties fo:margin-left="0.5in" fo:margin-right="0in" fo:text-indent="-0.25in" style:auto-text-indent="false"/>
    </style:style>
    <style:style style:name="P8" style:family="paragraph" style:parent-style-name="Standard" style:list-style-name="WWNum10">
      <style:paragraph-properties fo:margin-left="0.5in" fo:margin-right="0in" fo:text-indent="-0.25in" style:auto-text-indent="false"/>
    </style:style>
    <style:style style:name="P9" style:family="paragraph" style:parent-style-name="Standard" style:list-style-name="WWNum8">
      <style:paragraph-properties fo:margin-left="0.5in" fo:margin-right="0in" fo:text-indent="-0.25in" style:auto-text-indent="false"/>
    </style:style>
    <style:style style:name="P10" style:family="paragraph" style:parent-style-name="Standard" style:list-style-name="WWNum11">
      <style:paragraph-properties fo:margin-left="0.5in" fo:margin-right="0in" fo:text-indent="-0.25in" style:auto-text-indent="false"/>
    </style:style>
    <style:style style:name="P11" style:family="paragraph" style:parent-style-name="Standard" style:list-style-name="WWNum14">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22">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18">
      <style:paragraph-properties fo:margin-left="0.5in" fo:margin-right="0in" fo:text-indent="-0.25in" style:auto-text-indent="false"/>
    </style:style>
    <style:style style:name="P17" style:family="paragraph" style:parent-style-name="Standard" style:list-style-name="WWNum33">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29">
      <style:paragraph-properties fo:margin-left="0.5in" fo:margin-right="0in" fo:text-indent="-0.25in" style:auto-text-indent="false"/>
    </style:style>
    <style:style style:name="P20" style:family="paragraph" style:parent-style-name="Standard" style:list-style-name="WWNum28">
      <style:paragraph-properties fo:margin-left="0.5in" fo:margin-right="0in" fo:text-indent="-0.25in" style:auto-text-indent="false"/>
    </style:style>
    <style:style style:name="P21" style:family="paragraph" style:parent-style-name="Standard" style:list-style-name="WWNum25">
      <style:paragraph-properties fo:margin-left="0.5in" fo:margin-right="0in" fo:text-indent="-0.25in" style:auto-text-indent="false"/>
    </style:style>
    <style:style style:name="P22" style:family="paragraph" style:parent-style-name="Standard" style:list-style-name="WWNum13">
      <style:paragraph-properties fo:margin-left="0.5in" fo:margin-right="0in"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21">
      <style:paragraph-properties fo:margin-left="0.5in" fo:margin-right="0in" fo:text-indent="-0.25in" style:auto-text-indent="false"/>
    </style:style>
    <style:style style:name="P25" style:family="paragraph" style:parent-style-name="Standard" style:list-style-name="WWNum34">
      <style:paragraph-properties fo:margin-left="0.5in" fo:margin-right="0in" fo:text-indent="-0.25in" style:auto-text-indent="false"/>
    </style:style>
    <style:style style:name="P26" style:family="paragraph" style:parent-style-name="Standard" style:list-style-name="WWNum30">
      <style:paragraph-properties fo:margin-left="0.5in" fo:margin-right="0in" fo:text-indent="-0.25in" style:auto-text-indent="false"/>
    </style:style>
    <style:style style:name="P27" style:family="paragraph" style:parent-style-name="Standard" style:list-style-name="WWNum23">
      <style:paragraph-properties fo:margin-left="0.5in" fo:margin-right="0in" fo:text-indent="-0.25in" style:auto-text-indent="false"/>
    </style:style>
    <style:style style:name="P28" style:family="paragraph" style:parent-style-name="Standard" style:list-style-name="WWNum6">
      <style:paragraph-properties fo:margin-left="0.5in" fo:margin-right="0in" fo:text-indent="-0.25in" style:auto-text-indent="false"/>
    </style:style>
    <style:style style:name="P29" style:family="paragraph" style:parent-style-name="Standard" style:list-style-name="WWNum19">
      <style:paragraph-properties fo:margin-left="0.5in" fo:margin-right="0in" fo:text-indent="-0.25in" style:auto-text-indent="false"/>
    </style:style>
    <style:style style:name="P30" style:family="paragraph" style:parent-style-name="Standard" style:list-style-name="WWNum26">
      <style:paragraph-properties fo:margin-left="0.5in" fo:margin-right="0in" fo:text-indent="-0.25in" style:auto-text-indent="false"/>
    </style:style>
    <style:style style:name="P31" style:family="paragraph" style:parent-style-name="Standard" style:list-style-name="WWNum15">
      <style:paragraph-properties fo:margin-left="0.5in" fo:margin-right="0in" fo:text-indent="-0.25in" style:auto-text-indent="false"/>
    </style:style>
    <style:style style:name="P32" style:family="paragraph" style:parent-style-name="Standard" style:list-style-name="WWNum35">
      <style:paragraph-properties fo:margin-left="0.5in" fo:margin-right="0in" fo:text-indent="-0.25in" style:auto-text-indent="false"/>
    </style:style>
    <style:style style:name="P33" style:family="paragraph" style:parent-style-name="Standard" style:list-style-name="WWNum24">
      <style:paragraph-properties fo:margin-left="0.5in" fo:margin-right="0in" fo:text-indent="-0.25in" style:auto-text-indent="false"/>
    </style:style>
    <style:style style:name="P34" style:family="paragraph" style:parent-style-name="Standard" style:list-style-name="WWNum7">
      <style:paragraph-properties fo:margin-left="0.5in" fo:margin-right="0in" fo:text-indent="-0.25in" style:auto-text-indent="false"/>
    </style:style>
    <style:style style:name="P35" style:family="paragraph" style:parent-style-name="Standard">
      <style:paragraph-properties fo:margin-left="0in" fo:margin-right="0in" fo:text-indent="0in" style:auto-text-indent="false"/>
    </style:style>
    <style:style style:name="P36" style:family="paragraph" style:parent-style-name="Standard" style:list-style-name="WWNum27">
      <style:paragraph-properties fo:margin-left="1in" fo:margin-right="0in" fo:text-indent="-0.25in" style:auto-text-indent="false"/>
    </style:style>
    <style:style style:name="P37" style:family="paragraph" style:parent-style-name="Standard" style:list-style-name="WWNum11">
      <style:paragraph-properties fo:margin-left="1in" fo:margin-right="0in" fo:text-indent="-0.25in" style:auto-text-indent="false"/>
    </style:style>
    <style:style style:name="P38" style:family="paragraph" style:parent-style-name="Standard" style:list-style-name="WWNum12">
      <style:paragraph-properties fo:margin-left="1in" fo:margin-right="0in" fo:text-indent="-0.25in" style:auto-text-indent="false"/>
    </style:style>
    <style:style style:name="P39" style:family="paragraph" style:parent-style-name="Standard" style:list-style-name="WWNum29">
      <style:paragraph-properties fo:margin-left="1in" fo:margin-right="0in" fo:text-indent="-0.25in" style:auto-text-indent="false"/>
    </style:style>
    <style:style style:name="P40" style:family="paragraph" style:parent-style-name="Standard" style:list-style-name="WWNum9">
      <style:paragraph-properties fo:margin-left="1in" fo:margin-right="0in" fo:text-indent="-0.25in" style:auto-text-indent="false"/>
    </style:style>
    <style:style style:name="P41" style:family="paragraph" style:parent-style-name="Standard" style:list-style-name="WWNum21">
      <style:paragraph-properties fo:margin-left="1in" fo:margin-right="0in" fo:text-indent="-0.25in" style:auto-text-indent="false"/>
    </style:style>
    <style:style style:name="P42" style:family="paragraph" style:parent-style-name="Standard" style:list-style-name="WWNum31">
      <style:paragraph-properties fo:margin-left="1in" fo:margin-right="0in" fo:text-indent="-0.25in" style:auto-text-indent="false"/>
    </style:style>
    <style:style style:name="P43" style:family="paragraph" style:parent-style-name="Standard" style:list-style-name="WWNum26">
      <style:paragraph-properties fo:margin-left="1in" fo:margin-right="0in" fo:text-indent="-0.25in" style:auto-text-indent="false"/>
    </style:style>
    <style:style style:name="P44" style:family="paragraph" style:parent-style-name="Standard" style:list-style-name="WWNum15">
      <style:paragraph-properties fo:margin-left="1in" fo:margin-right="0in" fo:text-indent="-0.25in" style:auto-text-indent="false"/>
    </style:style>
    <style:style style:name="P45" style:family="paragraph" style:parent-style-name="Standard" style:list-style-name="WWNum7">
      <style:paragraph-properties fo:margin-left="1in" fo:margin-right="0in" fo:text-indent="-0.25in" style:auto-text-indent="false"/>
    </style:style>
    <style:style style:name="P46" style:family="paragraph" style:parent-style-name="Standard" style:list-style-name="WWNum26">
      <style:paragraph-properties fo:margin-left="1.5in" fo:margin-right="0in" fo:text-indent="-0.25in" style:auto-text-indent="false"/>
    </style:style>
    <style:style style:name="P47"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none" fo:font-weight="bold" style:font-weight-asian="bold"/>
    </style:style>
    <style:style style:name="T5" style:family="text">
      <style:text-properties fo:font-style="italic" style:font-style-asian="italic"/>
    </style:style>
    <style:style style:name="T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lz7xrjove531"/>CompTIA Security+ SY0-601 Notes</text:p>
      <text:p text:style-name="Subtitle"><text:bookmark text:name="_80949y10uke6"/><text:a xlink:type="simple" xlink:href="https://www.edoardoottavianelli.it/" text:style-name="ListLabel_20_316" text:visited-style-name="ListLabel_20_316"><text:span text:style-name="T1">@</text:span></text:a><text:a xlink:type="simple" xlink:href="https://www.edoardoottavianelli.it/" text:style-name="ListLabel_20_316" text:visited-style-name="ListLabel_20_316"><text:span text:style-name="T1">edoardottt</text:span></text:a></text:p>
      <text:p text:style-name="Subtitle"><text:bookmark text:name="_rsbm22809b11"/>Thanks reddit.com/user/Average_Down for original notes</text:p>
      <text:p text:style-name="Heading_20_1"><text:bookmark text:name="_mgzys77ikji"/>1.1 - Compare and contrast different types of social engineering techniques</text:p>
      <text:list xml:id="list2157847110" text:style-name="WWNum20">
        <text:list-item>
          <text:p text:style-name="P1"><text:span text:style-name="T2">Typosquatting</text:span> - URL Hijacking eg: google.com vs g00gle.com</text:p>
        </text:list-item>
        <text:list-item>
          <text:p text:style-name="P1"><text:span text:style-name="T2">Pretexting</text:span> - Lying to get your info; actor and a story</text:p>
        </text:list-item>
        <text:list-item>
          <text:p text:style-name="P1"><text:span text:style-name="T2">Pharming</text:span> - Poisoned DNS server, redirects a legit website to a bogus site</text:p>
        </text:list-item>
        <text:list-item>
          <text:p text:style-name="P1"><text:span text:style-name="T2">Vishing</text:span> - Voice phishing, often spoofed numbers</text:p>
        </text:list-item>
        <text:list-item>
          <text:p text:style-name="P1"><text:span text:style-name="T2">Smishing</text:span> - SMS phishing, spoofing here too (text messages)</text:p>
        </text:list-item>
        <text:list-item>
          <text:p text:style-name="P1"><text:span text:style-name="T2">Spear Phishing</text:span> - Targeted phishing</text:p>
        </text:list-item>
        <text:list-item>
          <text:p text:style-name="P1"><text:span text:style-name="T2">Whaling</text:span> - Spear phishing the CEO or other "large catch" (C level)</text:p>
        </text:list-item>
        <text:list-item>
          <text:p text:style-name="P1"><text:span text:style-name="T2">Eliciting Information</text:span> - Extracting information from the victim, often used with vishing</text:p>
        </text:list-item>
        <text:list-item>
          <text:p text:style-name="P1"><text:span text:style-name="T2">Computer Hoaxes</text:span> - A threat that doesn't exist</text:p>
        </text:list-item>
        <text:list-item>
          <text:p text:style-name="P1"><text:span text:style-name="T2">Watering Hole Attack</text:span> - It targets groups of users by infecting websites that they commonly visit</text:p>
        </text:list-item>
        <text:list-item>
          <text:p text:style-name="P1"><text:span text:style-name="T2">Defense in Depth</text:span> - Layered defense</text:p>
        </text:list-item>
        <text:list-item>
          <text:p text:style-name="P1"><text:span text:style-name="T2">Spam</text:span> - Unsolicited messages</text:p>
        </text:list-item>
        <text:list-item>
          <text:p text:style-name="P1"><text:span text:style-name="T2">Spim</text:span> - Spam over instant messaging</text:p>
        </text:list-item>
        <text:list-item>
          <text:p text:style-name="P1"><text:span text:style-name="T2">Mail Gateway</text:span> - On-site or cloud-based filter for unsolicited email</text:p>
        </text:list-item>
        <text:list-item>
          <text:p text:style-name="P1"><text:span text:style-name="T2">Tarpitting</text:span> - Slow down the server conversation intentionally</text:p>
        </text:list-item>
        <text:list-item>
          <text:p text:style-name="P1"><text:span text:style-name="T2">Credential Harvesting</text:span> - Attacker collects usernames and passwords</text:p>
        </text:list-item>
      </text:list>
      <text:p text:style-name="P35"><text:soft-page-break/></text:p>
      <text:p text:style-name="P35"><text:span text:style-name="T2">Social Engineering principles</text:span>: Authority, Intimidation, Social proof/Consensus, Scarcity, Urgency, Familiarity/Liking, Trust</text:p>
      <text:p text:style-name="Standard"/>
      <text:p text:style-name="Heading_20_1"><text:bookmark text:name="_y5catjpnpi4p"/>1.2 - Given a scenario, analyze potential indicators to determine the type of attack</text:p>
      <text:list xml:id="list1798786155" text:style-name="WWNum27">
        <text:list-item>
          <text:p text:style-name="P2"><text:span text:style-name="T2">Malware</text:span> - Malicious software, gathers information ie: keystrokes, controlled over a botnet, show advertisements, viruses or worms with malware, your computer must run a program, use links or pop-ups</text:p>
        </text:list-item>
        <text:list-item>
          <text:p text:style-name="P2"><text:span text:style-name="T2">Virus</text:span> - Malware that reproduces itself, needs a user to start the process, reproduces through file systems or the network, and may or may not cause problems.</text:p>
        </text:list-item>
        <text:list-item>
          <text:p text:style-name="P2"><text:span text:style-name="T2">Virus types</text:span>:</text:p>
          <text:list>
            <text:list-item>
              <text:p text:style-name="P36">program viruses (part of an application)</text:p>
            </text:list-item>
            <text:list-item>
              <text:p text:style-name="P36">boot sector viruses (starts in the boot sector of OS)</text:p>
            </text:list-item>
            <text:list-item>
              <text:p text:style-name="P36">script viruses (operating system and browser-based)</text:p>
            </text:list-item>
            <text:list-item>
              <text:p text:style-name="P36">macro viruses (common in Microsoft Office, similar to script virus)</text:p>
            </text:list-item>
            <text:list-item>
              <text:p text:style-name="P36">fileless virus - a stealth attack, doesn't install or save on the system, good for avoiding anti-virus detection, operates in the memory could be in the registry</text:p>
            </text:list-item>
          </text:list>
        </text:list-item>
        <text:list-item>
          <text:p text:style-name="P2"><text:span text:style-name="T2">Worms</text:span> - Malware that self-replicates, doesn't need you to do anything, uses network as transmission medium, spreads quickly, signatures can be stopped at the IDS/IPS or Firewall</text:p>
        </text:list-item>
      </text:list>
      <text:list xml:id="list2994083883" text:style-name="WWNum3">
        <text:list-item>
          <text:p text:style-name="P3"><text:span text:style-name="T2">Wannacry worm</text:span> - 2017, installed crypto-malware, smbV1 used to infect vulnerable systems and installed double pulsar to encrypt user data</text:p>
        </text:list-item>
        <text:list-item>
          <text:p text:style-name="P3"><text:span text:style-name="T2">Crypto-malware</text:span> - A new generation of ransomware, malware encrypts the data files</text:p>
        </text:list-item>
        <text:list-item>
          <text:p text:style-name="P3"><text:span text:style-name="T2">Protect against ransomware</text:span> - Always have a backup, offline and not on the same system</text:p>
        </text:list-item>
        <text:list-item>
          <text:p text:style-name="P3"><text:span text:style-name="T2">Trojan Horse</text:span> - Software that pretends to be something else, doesn't replicate, circumvents anti-virus</text:p>
        </text:list-item>
        <text:list-item>
          <text:p text:style-name="P3"><text:span text:style-name="T2">PUP</text:span> - Potentially Unwanted Program, undesired program often installed along with other software, can hijack your browser</text:p>
        </text:list-item>
        <text:list-item>
          <text:p text:style-name="P3"><text:span text:style-name="T2">RAT</text:span> - Remote Administration Tool or Remote Access Trojan, controls the device (ie: DarkComet RAT)</text:p>
        </text:list-item>
        <text:list-item>
          <text:p text:style-name="P3"><text:span text:style-name="T2">Rootkit</text:span> - Originally a Unix technique, modifies core system files in part of the kernel, invisible to antivirus software</text:p>
        </text:list-item>
        <text:list-item>
          <text:p text:style-name="P3"><text:span text:style-name="T2">Zeus/Zbot malware</text:span> - Kernel driver famous for cleaning out bank accounts, combined with Necurs rootkit, Necurs ensures Zbot can't be deleted and denies any termination process</text:p>
        </text:list-item>
        <text:list-item>
          <text:p text:style-name="P3"><text:soft-page-break/><text:span text:style-name="T2">Secure boot with UEFI</text:span> - Protects against rootkits in the BIOS</text:p>
        </text:list-item>
        <text:list-item>
          <text:p text:style-name="P3"><text:span text:style-name="T2">Adware</text:span> - Pop-up ads everywhere, cause performance issues</text:p>
        </text:list-item>
        <text:list-item>
          <text:p text:style-name="P3"><text:span text:style-name="T2">Spyware</text:span> - Malware that spies on you; advertising, identity theft, and affiliate fraud; often a trojan, can capture browser surfing habits, keylogger</text:p>
        </text:list-item>
        <text:list-item>
          <text:p text:style-name="P3"><text:span text:style-name="T2">Logic Bomb</text:span> - Often used by someone with a grudge; time bombs, user event, difficult to identify, many logic bombs delete themselves</text:p>
        </text:list-item>
        <text:list-item>
          <text:p text:style-name="P3"><text:span text:style-name="T2">Spraying Attack</text:span> - Common passwords, used only a few times to prevent lockout before moving to the next account; hidden from alarms and detection</text:p>
        </text:list-item>
        <text:list-item>
          <text:p text:style-name="P3"><text:span text:style-name="T2">Brute Force</text:span> - Every possible password combination until the hash is matched, can take some time, a strong hash algorithm slows things down, most accounts will lockout, more common for an attacker to check for the hash offline</text:p>
        </text:list-item>
        <text:list-item>
          <text:p text:style-name="P3"><text:span text:style-name="T2">Dictionary attack</text:span> - Using common words, password crackers can substitute letters</text:p>
        </text:list-item>
        <text:list-item>
          <text:p text:style-name="P3"><text:span text:style-name="T2">Rainbow tables</text:span> - Pre-built set of hashes, contains pre-calculated hash chains, speed increased over previous password attacks, rainbow tables are application or OS-specific</text:p>
        </text:list-item>
        <text:list-item>
          <text:p text:style-name="P3"><text:span text:style-name="T2">Salt</text:span> - Random data added to a password before hashing takes place</text:p>
        </text:list-item>
        <text:list-item>
          <text:p text:style-name="P3"><text:span text:style-name="T2">Birthday attack</text:span> - 23 students have 50% of 2 students having the same birthday, for 30 there's a 70% chance, hash collisions happen when different input gives an output that uses the same hash.</text:p>
        </text:list-item>
        <text:list-item>
          <text:p text:style-name="P3"><text:span text:style-name="T2">MD5 hash</text:span> - Has hashing collisions.</text:p>
        </text:list-item>
        <text:list-item>
          <text:p text:style-name="P3"><text:span text:style-name="T2">Downgrade Attack</text:span> - Force the system to use a weaker encryption method</text:p>
        </text:list-item>
      </text:list>
      <text:p text:style-name="Standard"/>
      <text:p text:style-name="Heading_20_1"><text:bookmark text:name="_rxjqnuwpou22"/>1.3 - Given a scenario, analyze potential indicators associated with application attacks</text:p>
      <text:list xml:id="list657503192" text:style-name="WWNum17">
        <text:list-item>
          <text:p text:style-name="P4"><text:span text:style-name="T2">XSS (cross-site scripting)</text:span> - Originally called cross-site because of browser security flaws, info from one site could be shared with another, very common; malware that uses javascript</text:p>
        </text:list-item>
        <text:list-item>
          <text:p text:style-name="P4"><text:span text:style-name="T2">Non-persistent (reflected) XSS</text:span> - Website allows javascript to run in user input fields,</text:p>
        </text:list-item>
        <text:list-item>
          <text:p text:style-name="P4"><text:span text:style-name="T2">Persistent (stored) XSS</text:span> - Stored permanently on the website via a post, no specific targets</text:p>
        </text:list-item>
        <text:list-item>
          <text:p text:style-name="P4"><text:span text:style-name="T2">Code injection attack</text:span> - Code added into a data stream, enabled because of bad programming;</text:p>
        </text:list-item>
        <text:list-item>
          <text:p text:style-name="P4"><text:span text:style-name="T2">SQL injection</text:span> - Uses SQL to access, add, or remove info from a DataBase</text:p>
        </text:list-item>
        <text:list-item>
          <text:p text:style-name="P4"><text:span text:style-name="T2">XML injection</text:span> - Modify XML requests</text:p>
        </text:list-item>
        <text:list-item>
          <text:p text:style-name="P4"><text:span text:style-name="T2">LDAP attack</text:span> - Manipulates LDAP databases</text:p>
        </text:list-item>
        <text:list-item>
          <text:p text:style-name="P4"><text:soft-page-break/><text:span text:style-name="T2">DLL injection</text:span> - Injects code into applications and uses the app to run the DLL inside a new process </text:p>
        </text:list-item>
        <text:list-item>
          <text:p text:style-name="P4"><text:span text:style-name="T2">Buffer overflows </text:span>- Overwriting a buffer of memory; developers should perform bounds checking, not easy to exploit</text:p>
        </text:list-item>
        <text:list-item>
          <text:p text:style-name="P4"><text:span text:style-name="T2">Pass the Hash</text:span> - A replay attack that lets the attacker intercept a hash and replay it back to the server to authenticate, use SSL/TLS to encrypt the hash and stop this attack</text:p>
        </text:list-item>
      </text:list>
      <text:p text:style-name="Standard"/>
      <text:p text:style-name="Heading_20_1"><text:bookmark text:name="_u8sv5tumnnj"/>1.4 - Given a scenario, analyze potential indicators associated with network attacks</text:p>
      <text:list xml:id="list3089037783" text:style-name="WWNum32">
        <text:list-item>
          <text:p text:style-name="P5"><text:span text:style-name="T2">Bluejacking</text:span> - Sending unsolicited messages over Bluetooth</text:p>
        </text:list-item>
        <text:list-item>
          <text:p text:style-name="P5"><text:span text:style-name="T2">Bluesnarfing</text:span> - Access data on a mobile device over Bluetooth</text:p>
        </text:list-item>
      </text:list>
      <text:p text:style-name="Standard"/>
      <text:p text:style-name="Heading_20_1"><text:bookmark text:name="_no50f4issoh5"/>1.5 - Explain different threat actors, vectors, and intelligence sources</text:p>
      <text:p text:style-name="Standard"/>
      <text:p text:style-name="Heading_20_1"><text:bookmark text:name="_f1d8twpx8fpd"/>1.6 - Explain the security concerns associated with various types of vulnerabilities</text:p>
      <text:p text:style-name="Standard"/>
      <text:p text:style-name="Heading_20_1"><text:bookmark text:name="_wh0bpjb5667z"/>1.7 - Summarize the techniques used in security assessments</text:p>
      <text:list xml:id="list70639910058381" text:continue-numbering="true" text:style-name="WWNum32">
        <text:list-item>
          <text:p text:style-name="P5"><text:span text:style-name="T2">Syslog</text:span> - Standard for centralized logging</text:p>
        </text:list-item>
        <text:list-item>
          <text:p text:style-name="P5"><text:span text:style-name="T2">UEBA (User and Entity Behavior Analytics)</text:span> - Examine how people are using the network</text:p>
        </text:list-item>
        <text:list-item>
          <text:p text:style-name="P5"><text:span text:style-name="T2">Sentiment Analysis</text:span> - Measure how your organization is viewed from the outside</text:p>
        </text:list-item>
        <text:list-item>
          <text:p text:style-name="P5"><text:span text:style-name="T2">SOAR (Security Orchestration, Automation and Response)</text:span> - Automate routines, tedious and time invasive activities</text:p>
        </text:list-item>
      </text:list>
      <text:p text:style-name="P35"/>
      <text:p text:style-name="Heading_20_1"><text:bookmark text:name="_mojtda83r42l"/>1.8 - Explain the techniques used in penetration testing</text:p>
      <text:list xml:id="list70637909736518" text:continue-numbering="true" text:style-name="WWNum32">
        <text:list-item>
          <text:p text:style-name="P5"><text:span text:style-name="T2">Rules of Engagement</text:span> - Defines purpose and scope of a penetration test</text:p>
        </text:list-item>
        <text:list-item>
          <text:p text:style-name="P5"><text:span text:style-name="T2">Wardriving / Warflying</text:span> - Search WiFi access points with your car or with a drone</text:p>
        </text:list-item>
      </text:list>
      <text:p text:style-name="P35"><text:soft-page-break/></text:p>
      <text:p text:style-name="Heading_20_1"><text:bookmark text:name="_wqnh616f2zhw"/>2.1 - Explain the importance of security concepts in an enterprise environment</text:p>
      <text:list xml:id="list393677484" text:style-name="WWNum4">
        <text:list-item>
          <text:p text:style-name="P6"><text:span text:style-name="T2">Network Diagrams</text:span> - Document physical wire and device</text:p>
        </text:list-item>
        <text:list-item>
          <text:p text:style-name="P6"><text:span text:style-name="T2">IP schema</text:span> - IP address plan; number of subnets, hosts, and ranges</text:p>
        </text:list-item>
        <text:list-item>
          <text:p text:style-name="P6"><text:span text:style-name="T2">Data masking</text:span> - Hide some of the original data; obfuscating, i.e. ***-**-5555</text:p>
        </text:list-item>
        <text:list-item>
          <text:p text:style-name="P6"><text:span text:style-name="T2">Data encryption</text:span> - Encode information into unreadable data; plain text to cipher text</text:p>
        </text:list-item>
        <text:list-item>
          <text:p text:style-name="P6"><text:span text:style-name="T2">Diffusion</text:span> - Changing even 1 character results in a completely different output</text:p>
        </text:list-item>
        <text:list-item>
          <text:p text:style-name="P6"><text:span text:style-name="T2">Data at-rest</text:span> - The data in on a storage device</text:p>
        </text:list-item>
        <text:list-item>
          <text:p text:style-name="P6"><text:span text:style-name="T2">Data in-transit</text:span> - Data moving over the network</text:p>
        </text:list-item>
        <text:list-item>
          <text:p text:style-name="P6"><text:span text:style-name="T2">Data in-use</text:span> - Typically decrypted to be used by humans, very attractive to attackers</text:p>
        </text:list-item>
        <text:list-item>
          <text:p text:style-name="P6"><text:span text:style-name="T2">Tokenization</text:span> - Replace sensitive data with non-sensitive data; used in NFC with mobile phone credit cards</text:p>
        </text:list-item>
        <text:list-item>
          <text:p text:style-name="P6"><text:span text:style-name="T2">IRM</text:span> - Information Rights Management; prevents certain document functions or changes e.g. copy and paste</text:p>
        </text:list-item>
        <text:list-item>
          <text:p text:style-name="P6"><text:span text:style-name="T2">DLP</text:span> - Data Loss Prevention is a system that prevents leaking sensitive information</text:p>
        </text:list-item>
        <text:list-item>
          <text:p text:style-name="P6"><text:span text:style-name="T2">SSL/TLS inspection</text:span> - Often attacks use TLS to encrypt their malicious site; this inspection gets between the endpoints to determine if the signature is trusted by a Certificate Authority (CA)</text:p>
        </text:list-item>
        <text:list-item>
          <text:p text:style-name="P6"><text:span text:style-name="T2">SSL/TLS Proxy</text:span> - Often starts with a firewall, contains an internal CA certificate</text:p>
        </text:list-item>
        <text:list-item>
          <text:p text:style-name="P6"><text:span text:style-name="T2">Hashing</text:span> - Message digest as a short string; one-way trip, impossible to recover the original message (verify downloads by comparing hashes; used with digital signatures providing non-repudiation)</text:p>
        </text:list-item>
        <text:list-item>
          <text:p text:style-name="P6"><text:span text:style-name="T2">Hashing collision</text:span> - Multiple messages can have the same hash if there is a "collision"; hashing algorithms that have collisions should not be used</text:p>
        </text:list-item>
        <text:list-item>
          <text:p text:style-name="P6"><text:span text:style-name="T2">SHA256</text:span> - 256 bits / 64 hexadecimal characters</text:p>
        </text:list-item>
        <text:list-item>
          <text:p text:style-name="P6"><text:span text:style-name="T2">API</text:span> - Application programming interfaces; control software or hardware programmatically; secure and harden a login page</text:p>
        </text:list-item>
        <text:list-item>
          <text:p text:style-name="P6"><text:span text:style-name="T2">On-Path attack</text:span> - Intercept and modify API messages or replay API commands</text:p>
        </text:list-item>
        <text:list-item>
          <text:p text:style-name="P6"><text:span text:style-name="T2">API injection</text:span> - Inject data into an API message</text:p>
        </text:list-item>
        <text:list-item>
          <text:p text:style-name="P6"><text:soft-page-break/><text:span text:style-name="T2">API security</text:span> - Authentication, limit API access to legitimate users over secure protocols; authorization, API should not allow extended access, each user has limited roles</text:p>
        </text:list-item>
        <text:list-item>
          <text:p text:style-name="P6"><text:span text:style-name="T2">WAF</text:span> - Web Application Firewall, apply rules to Web/API communication</text:p>
        </text:list-item>
        <text:list-item>
          <text:p text:style-name="P6"><text:span text:style-name="T2">Hot site</text:span> - Constantly updated replica of your production network</text:p>
        </text:list-item>
        <text:list-item>
          <text:p text:style-name="P6"><text:span text:style-name="T2">Cold site</text:span> - The complete opposite of a hot site, no data, no applications, no people, only access to power and a network</text:p>
        </text:list-item>
        <text:list-item>
          <text:p text:style-name="P6"><text:span text:style-name="T2">Warm site</text:span> - Somewhere in the middle, racks and some equipment, quicker to get ready than a cold site, just bring your software and data</text:p>
        </text:list-item>
        <text:list-item>
          <text:p text:style-name="P6"><text:span text:style-name="T2">Honeypot</text:span> - Very attractive (for attackers) fake system to get information about attackers</text:p>
        </text:list-item>
        <text:list-item>
          <text:p text:style-name="P6"><text:span text:style-name="T2">Honeyfile</text:span> - File with fake sensitive data (e.g. passwords.txt)</text:p>
        </text:list-item>
        <text:list-item>
          <text:p text:style-name="P6"><text:span text:style-name="T2">DNS Sinkhole</text:span> - A DNS that hands out incorrect IP address</text:p>
        </text:list-item>
      </text:list>
      <text:p text:style-name="Standard"/>
      <text:p text:style-name="Heading_20_1"><text:bookmark text:name="_a434z13x0gax"/>2.2 - Summarize virtualization and cloud computing concepts</text:p>
      <text:list xml:id="list3792416467" text:style-name="WWNum16">
        <text:list-item>
          <text:p text:style-name="P7"><text:span text:style-name="T2">Edge Computing</text:span> - Process application data on an edge server close to the user (the local IoT device, often processing on the device itself). No latency, no network requirement; processes data on the device, not the cloud</text:p>
        </text:list-item>
        <text:list-item>
          <text:p text:style-name="P7"><text:span text:style-name="T2">Fog Computing</text:span> - A cloud that's close to your data; cloud and IoT combined, extends the cloud</text:p>
        </text:list-item>
        <text:list-item>
          <text:p text:style-name="P7"><text:span text:style-name="T2">Thin Client</text:span> - Basic application using VDI or DaaS; local device using a keyboard, mouse, and screen; no huge memory or CPU needs</text:p>
        </text:list-item>
        <text:list-item>
          <text:p text:style-name="P7"><text:span text:style-name="T2">Virtualization</text:span> - Run many different OSes on the bare-metal hardware (needs Hypervisor)</text:p>
        </text:list-item>
        <text:list-item>
          <text:p text:style-name="P7"><text:span text:style-name="T2">Containerization</text:span> - A container that contains everything you need to run an application; isolated processes in a sandbox, self-contained, apps don't interact with each other. No OS is needed, using the Kernel of the current OS.</text:p>
        </text:list-item>
        <text:list-item>
          <text:p text:style-name="P7"><text:span text:style-name="T2">APIs</text:span> - Break up an application into microservices; APIs are resilient and scalable; more secure than a monolithic application</text:p>
        </text:list-item>
        <text:list-item>
          <text:p text:style-name="P7"><text:span text:style-name="T2">Serverless architecture</text:span> - Function as a Service (FaaS); stateless compute containers, quick launch servers that are ephemeral (temporary), managed by a third party (Pay as you use)</text:p>
        </text:list-item>
        <text:list-item>
          <text:p text:style-name="P7"><text:span text:style-name="T2">VPC</text:span> - Virtual Private Cloud; pool of applications</text:p>
        </text:list-item>
        <text:list-item>
          <text:p text:style-name="P7"><text:span text:style-name="T2">Transit gateway</text:span> - Provides cloud routing to VPC often through a VPN</text:p>
        </text:list-item>
      </text:list>
      <text:p text:style-name="Standard"/>
      <text:p text:style-name="Heading_20_1"><text:bookmark text:name="_h6gevj1rit3w"/>2.3 - Summarize secure application development, deployment, and automation concepts</text:p>
      <text:list xml:id="list978138277" text:style-name="WWNum10">
        <text:list-item>
          <text:p text:style-name="P8"><text:soft-page-break/><text:span text:style-name="T2">SDN (Software Defined Networking)</text:span> - Two planes of operation (Control and Data), programmable networks</text:p>
        </text:list-item>
        <text:list-item>
          <text:p text:style-name="P8"><text:span text:style-name="T2">VM sprawl</text:span> - Uncontrolled growth of VMs within an environment; administrators can no longer manage them effectively</text:p>
        </text:list-item>
        <text:list-item>
          <text:p text:style-name="P8"><text:span text:style-name="T2">Sandboxing</text:span> - Isolated testing environment</text:p>
        </text:list-item>
        <text:list-item>
          <text:p text:style-name="P8"><text:span text:style-name="T2">Elasticity</text:span> - Increase the amount of app instances (horizontal scaling)</text:p>
        </text:list-item>
        <text:list-item>
          <text:p text:style-name="P8"><text:span text:style-name="T2">Scalability</text:span> - Increase the hardware capability (resources) of VMs (vertical scaling)</text:p>
        </text:list-item>
        <text:list-item>
          <text:p text:style-name="P8"><text:span text:style-name="T2">Orchestration</text:span> - Automation for deploying cloud components</text:p>
        </text:list-item>
        <text:list-item>
          <text:p text:style-name="P8"><text:span text:style-name="T2">Stored Procedure</text:span> - Prevent SQL injection</text:p>
        </text:list-item>
        <text:list-item>
          <text:p text:style-name="P8"><text:span text:style-name="T2">Obfuscation</text:span> - Turn readable code into unreadable code</text:p>
        </text:list-item>
        <text:list-item>
          <text:p text:style-name="P8"><text:span text:style-name="T2">Software Diversity</text:span> - Alternative compiler paths would result in a different binary each time (minimize the attack surface)</text:p>
        </text:list-item>
        <text:list-item>
          <text:p text:style-name="P8"><text:span text:style-name="T2">Continuous Integration (CI)</text:span> - Code is constantly written and merged into a central repository</text:p>
        </text:list-item>
        <text:list-item>
          <text:p text:style-name="P8"><text:span text:style-name="T2">Continuous Delivery/Deployment (CD)</text:span> - Automates the process for testing and then release without human intervention</text:p>
        </text:list-item>
      </text:list>
      <text:p text:style-name="Standard"/>
      <text:p text:style-name="Heading_20_1"><text:bookmark text:name="_941gnpsvnhn1"/>2.4 - Summarize authentication and authorization design concepts</text:p>
      <text:list xml:id="list694473505" text:style-name="WWNum8">
        <text:list-item>
          <text:p text:style-name="P9"><text:span text:style-name="T2">Directory Service</text:span> - Single database with all usernames and passwords for an organization (e.g. Microsoft Active Directory)</text:p>
        </text:list-item>
        <text:list-item>
          <text:p text:style-name="P9"><text:span text:style-name="T2">Federation</text:span> - Provides network access to others (other organization)</text:p>
        </text:list-item>
        <text:list-item>
          <text:p text:style-name="P9"><text:span text:style-name="T2">Attestation</text:span> - Prove the hardware is yours; a system you can trust. Remote attestation uses TPM and unique hardware identifiers (e.g. IMEI)</text:p>
        </text:list-item>
        <text:list-item>
          <text:p text:style-name="P9"><text:span text:style-name="T2">TOTP</text:span> - Time-Based One-Time Password algorithm</text:p>
        </text:list-item>
        <text:list-item>
          <text:p text:style-name="P9"><text:span text:style-name="T2">HTOP</text:span> - HMAC-Based One-Time Password algorithm (no short time limit)</text:p>
        </text:list-item>
        <text:list-item>
          <text:p text:style-name="P9"><text:span text:style-name="T2">Retinal Scanner</text:span> - Unique capillary structure in the back of the eye</text:p>
        </text:list-item>
        <text:list-item>
          <text:p text:style-name="P9"><text:span text:style-name="T2">Iris Scanner</text:span> - Texture, color</text:p>
        </text:list-item>
        <text:list-item>
          <text:p text:style-name="P9"><text:span text:style-name="T2">Facial recognition</text:span> - Shape of the face and features</text:p>
        </text:list-item>
        <text:list-item>
          <text:p text:style-name="P9"><text:soft-page-break/><text:span text:style-name="T2">Gait Analysis</text:span> - Identify a person on how they walk</text:p>
        </text:list-item>
        <text:list-item>
          <text:p text:style-name="P9"><text:span text:style-name="T2">Vascular scanner</text:span> - Match the blood vessels visible from the skin</text:p>
        </text:list-item>
        <text:list-item>
          <text:p text:style-name="P9"><text:span text:style-name="T2">False Acceptance Rate (FAR)</text:span> - Likelihood an <text:span text:style-name="T5">unauthorized</text:span> user will be <text:span text:style-name="T5">accepted</text:span></text:p>
        </text:list-item>
        <text:list-item>
          <text:p text:style-name="P9"><text:span text:style-name="T2">False Rejection Rate (FRR)</text:span> - Likelihood an <text:span text:style-name="T5">authorized</text:span> user will be <text:span text:style-name="T5">rejected</text:span></text:p>
        </text:list-item>
        <text:list-item>
          <text:p text:style-name="P9"><text:span text:style-name="T2">Crossover Error Rate (CER)</text:span> - Defines the overall accuracy of a biometric system (FAR=FRR)</text:p>
        </text:list-item>
      </text:list>
      <text:p text:style-name="P35"/>
      <text:p text:style-name="Heading_20_1"><text:bookmark text:name="_nhsblq43kgjt"/>2.5 - Given a scenario, implement cybersecurity resilience</text:p>
      <text:list xml:id="list334507904" text:style-name="WWNum11">
        <text:list-item>
          <text:p text:style-name="P10"><text:span text:style-name="T2">RAID (Redundant Array of Independent Disks)</text:span>:</text:p>
          <text:list>
            <text:list-item>
              <text:p text:style-name="P37"><text:span text:style-name="T2">RAID 0</text:span> - Striping without parity: High performance, no fault tolerance</text:p>
            </text:list-item>
            <text:list-item>
              <text:p text:style-name="P37"><text:span text:style-name="T2">RAID 1</text:span> - Mirroring: Fault tolerant, requires twice the disk space</text:p>
            </text:list-item>
            <text:list-item>
              <text:p text:style-name="P37"><text:span text:style-name="T2">RAID 5</text:span> - <text:s/>Striping with parity: Fault tolerant, additional disk for redundancy</text:p>
            </text:list-item>
            <text:list-item>
              <text:p text:style-name="P37"><text:span text:style-name="T2">Combinations of items above</text:span></text:p>
            </text:list-item>
          </text:list>
        </text:list-item>
        <text:list-item>
          <text:p text:style-name="P10"><text:span text:style-name="T2">NIC Teaming</text:span> - Aggregate bandwidth using multiple NICs (fail over on other NICs)</text:p>
        </text:list-item>
        <text:list-item>
          <text:p text:style-name="P10"><text:span text:style-name="T2">SAN Replication</text:span> - A specialized high-performance network of storage devices; can replicate between SANs, share data between different devices</text:p>
        </text:list-item>
        <text:list-item>
          <text:p text:style-name="P10"><text:span text:style-name="T2">Full Backup</text:span> - Backup everything</text:p>
        </text:list-item>
        <text:list-item>
          <text:p text:style-name="P10"><text:span text:style-name="T2">Incremental Backup</text:span> - Backup since the last incremental backup; starts with the first incremental backup after the initial full backup. Must use all incremental backups and initial full backup to restore data.</text:p>
        </text:list-item>
        <text:list-item>
          <text:p text:style-name="P10"><text:span text:style-name="T2">Differential Backup</text:span> - Backup since the last full backup; this includes the information in the previous differential backup. Only one full backup and the last differential needed to restore the data.</text:p>
        </text:list-item>
        <text:list-item>
          <text:p text:style-name="P10"><text:span text:style-name="T2">NAS</text:span> - Network Attached Storage; file-level access, must overwrite the entire data to add changes</text:p>
        </text:list-item>
        <text:list-item>
          <text:p text:style-name="P10"><text:span text:style-name="T2">SAN</text:span> - Storage Area Network; block-level access, can add to the files</text:p>
        </text:list-item>
      </text:list>
      <text:p text:style-name="Standard"/>
      <text:p text:style-name="Heading_20_1"><text:bookmark text:name="_ardr5oylqjfv"/>2.6 - Explain the security implications of embedded and specialized systems</text:p>
      <text:list xml:id="list3997036109" text:style-name="WWNum14">
        <text:list-item>
          <text:p text:style-name="P11"><text:soft-page-break/><text:span text:style-name="T2">Embedded System</text:span> - Hardware and software designed for a specific function (e.g. traffic light controllers, digital watches, medical imaging systems)</text:p>
        </text:list-item>
        <text:list-item>
          <text:p text:style-name="P11"><text:span text:style-name="T2">SoC (system on a chip)</text:span> - Multiple components running on a single chip, common with embedded systems; small form factor, low power consumption.</text:p>
        </text:list-item>
        <text:list-item>
          <text:p text:style-name="P11"><text:span text:style-name="T2">Field-programmable gate array (FPGA)</text:span> - Integrated circuit that can be configured after manufacturing (new software can be pushed to the device)</text:p>
        </text:list-item>
        <text:list-item>
          <text:p text:style-name="P11"><text:span text:style-name="T2">SCADA/ICS</text:span> - Supervisory Control And Data Acquisition, large-scale multi-site Industrial Control Systems (ICS). Requires extensive segmentation</text:p>
        </text:list-item>
        <text:list-item>
          <text:p text:style-name="P11"><text:span text:style-name="T2">HVAC</text:span> - Heating, Ventilation and Air Conditioning (traditionally not built with security in mind)</text:p>
        </text:list-item>
        <text:list-item>
          <text:p text:style-name="P11"><text:span text:style-name="T2">RTOS (Real-Time Operating System)</text:span> - Operating system with a deterministic processing schedule. No time to wait for other processes (e.g. anti-lock brakes)</text:p>
        </text:list-item>
        <text:list-item>
          <text:p text:style-name="P11"><text:span text:style-name="T2">SIM Card</text:span> - Subscriber Identity Module; A universal integrated circuit card, contains mobile details like IMSI</text:p>
        </text:list-item>
        <text:list-item>
          <text:p text:style-name="P11"><text:span text:style-name="T2">Narrowband</text:span> - Narrow range of frequency that can transmit over long distances (opposite of broadband)</text:p>
        </text:list-item>
        <text:list-item>
          <text:p text:style-name="P11"><text:span text:style-name="T2">Baseband</text:span> - The communication signal uses all of the bandwidth (uses single frequency)</text:p>
        </text:list-item>
        <text:list-item>
          <text:p text:style-name="P11"><text:span text:style-name="T2">Zigbee</text:span> - IoT networking IEEE 802.15.4 PAN, an alternative to WiFi; less power used and lets you mesh your IoT network. Uses ISM band (Industrial, Scientific, and Medical band)</text:p>
        </text:list-item>
      </text:list>
      <text:p text:style-name="Standard"/>
      <text:p text:style-name="Heading_20_1"><text:bookmark text:name="_k4732dbocvt"/>2.7 - Explain the importance of physical security controls</text:p>
      <text:list xml:id="list3868553677" text:style-name="WWNum5">
        <text:list-item>
          <text:p text:style-name="P12"><text:span text:style-name="T2">USB Data Blocker</text:span> - Don’t connect to unknown interfaces (Allow the voltage, reject the data)</text:p>
        </text:list-item>
        <text:list-item>
          <text:p text:style-name="P12"><text:span text:style-name="T2">Juice Jacking</text:span> - USB data theft through unknown USB jacks ie: phone charger at an airport</text:p>
        </text:list-item>
        <text:list-item>
          <text:p text:style-name="P12"><text:span text:style-name="T2">FM-200</text:span> - Fire suppressor avoiding data center destruction</text:p>
        </text:list-item>
        <text:list-item>
          <text:p text:style-name="P12"><text:span text:style-name="T2">Screened Subnet</text:span> - Or DMZ, an additional layer of security between the Internet and internal network</text:p>
        </text:list-item>
        <text:list-item>
          <text:p text:style-name="P12"><text:span text:style-name="T2">PDS (Protected Distribution System)</text:span> - Physically secure cabled network</text:p>
        </text:list-item>
        <text:list-item>
          <text:p text:style-name="P12"><text:span text:style-name="T2">Air-Gap</text:span> - Physical separation between networks; not able to access the separated network devices</text:p>
        </text:list-item>
        <text:list-item>
          <text:p text:style-name="P12"><text:span text:style-name="T2">Shredder/Pulverizer/Hammer/Drill</text:span> - Destruct the storage device</text:p>
        </text:list-item>
        <text:list-item>
          <text:p text:style-name="P12"><text:span text:style-name="T2">Degaussing</text:span> - Drive unusable using electromagnetic fields</text:p>
        </text:list-item>
        <text:list-item>
          <text:p text:style-name="P12"><text:span text:style-name="T2">Purge</text:span> - Only delete some of the data</text:p>
        </text:list-item>
        <text:list-item>
          <text:p text:style-name="P12"><text:soft-page-break/><text:span text:style-name="T2">Wipe</text:span> - Unrecoverable removal of data; usually overwrites the data, useful for reusing the drives</text:p>
        </text:list-item>
        <text:list-item>
          <text:p text:style-name="P12"><text:span text:style-name="T2">Sdelete</text:span> - Windows sysinternals; file level overwriting</text:p>
        </text:list-item>
        <text:list-item>
          <text:p text:style-name="P12"><text:span text:style-name="T2">DBAN</text:span> - Darik's Boot and Nuke; whole drive wipe secure data removal</text:p>
        </text:list-item>
      </text:list>
      <text:p text:style-name="Standard"/>
      <text:p text:style-name="Heading_20_1"><text:bookmark text:name="_wtn1xf8rtwu"/>2.8 - Summarize the basics of cryptographic concepts</text:p>
      <text:list xml:id="list1165382203" text:style-name="WWNum12">
        <text:list-item>
          <text:p text:style-name="P13"><text:span text:style-name="T2">Key Stretching</text:span> - Hashing a hash </text:p>
        </text:list-item>
        <text:list-item>
          <text:p text:style-name="P13"><text:span text:style-name="T2">Bcrypt</text:span> - Key stretching library; uses blowfish cipher to perform multiple rounds of hashing on passwords</text:p>
        </text:list-item>
        <text:list-item>
          <text:p text:style-name="P13"><text:span text:style-name="T2">PBKDF2</text:span> - Password-Based Key Derivation Function 2; part of RSA public key cryptography standards (PKCS #5, RFC 2898)</text:p>
        </text:list-item>
        <text:list-item>
          <text:p text:style-name="P13"><text:span text:style-name="T2">Lightweight cryptography</text:span> - IoT devices have less power (compute or otherwise); NIST leads the effort, providing powerful encryption at low cost</text:p>
        </text:list-item>
        <text:list-item>
          <text:p text:style-name="P13"><text:span text:style-name="T2">Homomorphic encryption (HE)</text:span> - Performs the calculation while the data stays encrypted and saves the decrypted data to be only viewed with the encryption key</text:p>
        </text:list-item>
        <text:list-item>
          <text:p text:style-name="P13"><text:span text:style-name="T2">Symmetric encryption</text:span> - Only uses a single key to encrypt and decrypt; "a shared secret", doesn't scale well. Very fast to use, less overhead than asymmetric encryption (about 128-bits or larger)</text:p>
        </text:list-item>
        <text:list-item>
          <text:p text:style-name="P13"><text:span text:style-name="T2">Asymmetric encryption</text:span> - Multiple keys; public key cryptography, the private key is not shared while the public key is shared, the private key is the only key that can decrypt the data encrypted by the public key</text:p>
        </text:list-item>
        <text:list-item>
          <text:p text:style-name="P13"><text:span text:style-name="T2">Diffie-Hellman key exchange</text:span> - Taking user1 private key and user2 public key to create a symmetric key that can only be deciphered with both user1 and user2 public/private keys.</text:p>
        </text:list-item>
        <text:list-item>
          <text:p text:style-name="P13"><text:span text:style-name="T2">ECC</text:span> - Elliptic Curve Cryptography; used by mobile and IoT devices, uses curves to make smaller keys than other asymmetric encryption methods</text:p>
        </text:list-item>
        <text:list-item>
          <text:p text:style-name="P13"><text:span text:style-name="T2">Key strength</text:span>: Larger keys tend to be more secure</text:p>
        </text:list-item>
        <text:list-item>
          <text:p text:style-name="P13"><text:span text:style-name="T2">Key exchange</text:span>: </text:p>
          <text:list>
            <text:list-item>
              <text:p text:style-name="P38">out-of-band key exchange - doesn't send symmetric key over the network</text:p>
            </text:list-item>
            <text:list-item>
              <text:p text:style-name="P38">in-band key exchange - sending it on the network using another encryption method</text:p>
            </text:list-item>
          </text:list>
        </text:list-item>
        <text:list-item>
          <text:p text:style-name="P13"><text:span text:style-name="T2">Session keys</text:span> - Ephemeral keys (not reusable) need to be unpredictable; session keys are made from in-band key exchange</text:p>
        </text:list-item>
        <text:list-item>
          <text:p text:style-name="P13"><text:span text:style-name="T2">RSA key pair</text:span> - SSL/TLS encryption key pair</text:p>
        </text:list-item>
        <text:list-item>
          <text:p text:style-name="P13"><text:span text:style-name="T2">Perfect Forward Secrecy (PFS)</text:span> - Change the method of key exchange; <text:span text:style-name="T5">elliptic curve or Diffie-hellman ephemeral</text:span>; session keys that change, PFS requires more computing power not all servers can choose PFS and not all browsers can use PFS</text:p>
        </text:list-item>
        <text:list-item>
          <text:p text:style-name="P13"><text:soft-page-break/><text:span text:style-name="T2">Quantum Computing</text:span> - Uses qubits instead of classical binary; qubits represent both 0 and 1 simultaneously; it breaks our existing encryption mechanisms by quickly factoring prime numbers</text:p>
        </text:list-item>
        <text:list-item>
          <text:p text:style-name="P13"><text:span text:style-name="T2">NTRU</text:span> - Cryptosystem using lattice theory; "closest-vector" problem instead of prime numbers; not vulnerable to quantum computing</text:p>
        </text:list-item>
        <text:list-item>
          <text:p text:style-name="P13">Quantum communication protects against eavesdropping; once a QKD (quantum key distribution) is viewed it will change the key</text:p>
        </text:list-item>
        <text:list-item>
          <text:p text:style-name="P13"><text:span text:style-name="T2">Stream cipher</text:span> - Encryption is done one bit or byte at a time; high speed, low hardware complexity, used with symmetric encryption not commonly used with asymmetric encryption, the key is often combined with an initialization vector (IV)</text:p>
        </text:list-item>
        <text:list-item>
          <text:p text:style-name="P13"><text:span text:style-name="T2">Block cipher</text:span> - Encrypt a fixed-length group; often 64-bit or 128-bit blocks</text:p>
        </text:list-item>
        <text:list-item>
          <text:p text:style-name="P13"><text:span text:style-name="T2">ECB</text:span> - Electronic Code Book; block encryption without salt that can give an idea as to what the data was before masking, not ideal</text:p>
        </text:list-item>
        <text:list-item>
          <text:p text:style-name="P13"><text:span text:style-name="T2">CBC</text:span> - Cipher Block Chaining; easy to implement, each plaintext block is XORed with the previous ciphertext block; adds additional randomization, uses an IV for the first block</text:p>
        </text:list-item>
        <text:list-item>
          <text:p text:style-name="P13"><text:span text:style-name="T2">XOR</text:span> - Exclusive OR; 2 identical inputs are a zero and 2 different inputs are a one</text:p>
        </text:list-item>
        <text:list-item>
          <text:p text:style-name="P13"><text:span text:style-name="T2">CTR</text:span> - Counter; acts like a stream cipher, encrypts successive values of a "counter", plaintext can be any size since it's part of the XOR.</text:p>
        </text:list-item>
        <text:list-item>
          <text:p text:style-name="P13"><text:span text:style-name="T2">GCM</text:span> - Galois/Counter Mode; encrypts quickly and authenticates where it came from, SSH or TLS</text:p>
        </text:list-item>
        <text:list-item>
          <text:p text:style-name="P13">weak IV in RC4 resulted in the WEP security issue</text:p>
        </text:list-item>
        <text:list-item>
          <text:p text:style-name="P13"><text:span text:style-name="T2">DES</text:span> - Created in 1977 and able to be decrypted</text:p>
        </text:list-item>
      </text:list>
      <text:p text:style-name="Standard"/>
      <text:p text:style-name="Heading_20_1"><text:bookmark text:name="_l5qbgzkbj4n1"/>3.1 - Given a scenario, implement secure protocols</text:p>
      <text:list xml:id="list1114227563" text:style-name="WWNum22">
        <text:list-item>
          <text:p text:style-name="P14"><text:span text:style-name="T2">SRTP</text:span> - Secure Real-time Transport Protocol; keeps VoIP conversations private; uses AES, uses HMAC-SHA1 for authentication, integrity, and replay protection</text:p>
        </text:list-item>
        <text:list-item>
          <text:p text:style-name="P14"><text:span text:style-name="T2">NTP</text:span> - Network Time Protocol, it has no security features and is used to amplify DDoS attacks</text:p>
        </text:list-item>
        <text:list-item>
          <text:p text:style-name="P14"><text:span text:style-name="T2">NTPsec </text:span>- Secure Network Time Protocol</text:p>
        </text:list-item>
        <text:list-item>
          <text:p text:style-name="P14"><text:span text:style-name="T2">S/MIME</text:span> - Secure/Multipurpose Internet Mail Extension; uses PKI</text:p>
        </text:list-item>
        <text:list-item>
          <text:p text:style-name="P14"><text:span text:style-name="T2">IPSec</text:span> - Authentication and Encryption for every packet; Security for OSI layer 3; an encrypted tunnel that uses packet signing. Uses Authentication Header (AH) and Encapsulation Security Payload (ESP)</text:p>
        </text:list-item>
        <text:list-item>
          <text:p text:style-name="P14"><text:span text:style-name="T2">FTPS</text:span> - FTP over SSL</text:p>
        </text:list-item>
        <text:list-item>
          <text:p text:style-name="P14"><text:span text:style-name="T2">SFTP</text:span> - SSH File Transfer Protocol; more advanced capabilities</text:p>
        </text:list-item>
        <text:list-item>
          <text:p text:style-name="P14"><text:soft-page-break/><text:span text:style-name="T2">LDAP</text:span> - Lightweight Directory Access Protocol; protocol for reading and writing directories over an IP network</text:p>
        </text:list-item>
        <text:list-item>
          <text:p text:style-name="P14"><text:span text:style-name="T2">LDAPS</text:span> - LDAP over SSL</text:p>
        </text:list-item>
        <text:list-item>
          <text:p text:style-name="P14"><text:span text:style-name="T2">SASL</text:span> - Simple Authentication and Security Layer; Provides authentication using many different methods</text:p>
        </text:list-item>
        <text:list-item>
          <text:p text:style-name="P14"><text:span text:style-name="T2">DNS</text:span> - Domain Name System, no security features</text:p>
        </text:list-item>
        <text:list-item>
          <text:p text:style-name="P14"><text:span text:style-name="T2">DNSSEC</text:span> - Domain Name System security extensions; validates DNS responses with public key cryptography</text:p>
        </text:list-item>
        <text:list-item>
          <text:p text:style-name="P14"><text:span text:style-name="T2">SNMPv3</text:span> - Simple Network Management Protocol v3 (All three of CIA triad)</text:p>
        </text:list-item>
        <text:list-item>
          <text:p text:style-name="P14"><text:span text:style-name="T2">DHCP</text:span> - Dynamic Host Configuration Protocol; no security (starvation attack or dhcp snooping)</text:p>
        </text:list-item>
      </text:list>
      <text:p text:style-name="Standard"/>
      <text:p text:style-name="Heading_20_1"><text:bookmark text:name="_8d2x5i5fgbic"/>3.2 - Given a scenario, implement host or application security solutions</text:p>
      <text:list xml:id="list3170496109" text:style-name="WWNum2">
        <text:list-item>
          <text:p text:style-name="P15"><text:span text:style-name="T2">EDR</text:span> - Endpoint Detection and Response; detects threats based on behavior and process monitoring and not just malware signatures, uses root cause analysis and responds.</text:p>
        </text:list-item>
        <text:list-item>
          <text:p text:style-name="P15"><text:span text:style-name="T2">NGFW</text:span> - Next-Generation Firewall; identifies the applications on the internet not just the IP or protocol, also called application layer gateway, stateful multilayer inspection, or deep packet inspection. Examines encrypted data before sending it to the destination.</text:p>
        </text:list-item>
        <text:list-item>
          <text:p text:style-name="P15"><text:span text:style-name="T2">HIDS</text:span> - Host-based Intrusion Detection System</text:p>
        </text:list-item>
        <text:list-item>
          <text:p text:style-name="P15"><text:span text:style-name="T2">HIPS</text:span> - Host-based Intrusion Prevention System</text:p>
        </text:list-item>
        <text:list-item>
          <text:p text:style-name="P15"><text:span text:style-name="T2">TPM</text:span> - Trusted Platform Module; cryptographic functions, persistent memory, uses anti-brute force technology</text:p>
        </text:list-item>
        <text:list-item>
          <text:p text:style-name="P15"><text:span text:style-name="T2">Secure Boot</text:span> - BIOS includes the manufacturer's public key, and secure boot verifies the bootloader (prevents unauthorized writes to the flash memory).</text:p>
        </text:list-item>
        <text:list-item>
          <text:p text:style-name="P15"><text:span text:style-name="T2">Trusted Boot</text:span> - Bootloader verifies the digital signature of the OS kernel; the kernel verifies other startup components. Just before loading the drivers, ELAM (Early Launch Anti-Malware) starts and checks every driver for trust. Windows won't load an untrusted driver</text:p>
        </text:list-item>
        <text:list-item>
          <text:p text:style-name="P15"><text:span text:style-name="T2">Measured Boot</text:span> - UEFI stores a hash of the firmware, boot drivers, and everything else. This hash is stored on the TPM.</text:p>
        </text:list-item>
        <text:list-item>
          <text:p text:style-name="P15"><text:span text:style-name="T2">Remote Attestation</text:span> - Device provides an operational report to a verification server. Encrypted and digitally signed with the TPM</text:p>
        </text:list-item>
        <text:list-item>
          <text:p text:style-name="P15"><text:span text:style-name="T2">Fuzzing</text:span> - Sending random input into applications to find a crash/panic</text:p>
        </text:list-item>
        <text:list-item>
          <text:p text:style-name="P15"><text:span text:style-name="T2">CERT</text:span> - Computer Emergency Response Team; Carnegie Mellon CERT created Basic Fuzzing Framework (BFF)</text:p>
        </text:list-item>
        <text:list-item>
          <text:p text:style-name="P15"><text:span text:style-name="T2">SAST</text:span> - Static Application Security Testing; finds security vulnerabilities with automation, not everything can be identified through analysis. false positives are an issue and will need to be verified.</text:p>
        </text:list-item>
        <text:list-item>
          <text:p text:style-name="P15"><text:soft-page-break/><text:span text:style-name="T2">FDE</text:span> - Full Disk Encryption</text:p>
        </text:list-item>
        <text:list-item>
          <text:p text:style-name="P15"><text:span text:style-name="T2">SED</text:span> - Self-Encrypting Drive; uses the Opal storage specification as a standard for SEDs</text:p>
        </text:list-item>
      </text:list>
      <text:p text:style-name="Standard"/>
      <text:p text:style-name="Heading_20_1"><text:bookmark text:name="_v6tpcrqj4twi"/>3.3 - Given a scenario, implement secure network designs</text:p>
      <text:list xml:id="list3149383280" text:style-name="WWNum18">
        <text:list-item>
          <text:p text:style-name="P16"><text:span text:style-name="T2">SSL Offloading</text:span> - SSL Encryption/Decryption</text:p>
        </text:list-item>
        <text:list-item>
          <text:p text:style-name="P16"><text:span text:style-name="T2">Round Robin</text:span> - each new user is moved to the next server to give the same amount of load to each server; weighted round robin can prioritize a server for use, dynamic round robin will monitor the server load and distribute to the server with the lowest use. this is used with Active/Active load balancing</text:p>
        </text:list-item>
        <text:list-item>
          <text:p text:style-name="P16"><text:span text:style-name="T2">Affinity</text:span> - A user will always be distributed to the same server; users tracked with IP or session IDs.</text:p>
        </text:list-item>
        <text:list-item>
          <text:p text:style-name="P16"><text:span text:style-name="T2">Active/Active</text:span> - All servers are active</text:p>
        </text:list-item>
        <text:list-item>
          <text:p text:style-name="P16"><text:span text:style-name="T2">Active/Passive</text:span> - If an active server fails, the passive server takes its place</text:p>
        </text:list-item>
        <text:list-item>
          <text:p text:style-name="P16"><text:span text:style-name="T2">Air-Gap</text:span> - Physical segmentation</text:p>
        </text:list-item>
        <text:list-item>
          <text:p text:style-name="P16"><text:span text:style-name="T2">VLAN</text:span> - Logical segmentation (Virtual Local Area Networks)</text:p>
        </text:list-item>
        <text:list-item>
          <text:p text:style-name="P16"><text:span text:style-name="T2">Extranet</text:span> - A private network for partners; doesn't allow full access to the intranet, different from a DMZ</text:p>
        </text:list-item>
        <text:list-item>
          <text:p text:style-name="P16"><text:span text:style-name="T2">Intranet</text:span> - Internal Private Network</text:p>
        </text:list-item>
        <text:list-item>
          <text:p text:style-name="P16"><text:span text:style-name="T2">Zero Trust</text:span> - A holistic approach to network security; every device, every process, and every person need to be verified</text:p>
        </text:list-item>
        <text:list-item>
          <text:p text:style-name="P16"><text:span text:style-name="T2">SSL VPN</text:span> - Uses TCP/443 to authenticate users. Can be run from a browser</text:p>
        </text:list-item>
        <text:list-item>
          <text:p text:style-name="P16"><text:span text:style-name="T2">HTML5 VPN</text:span> - Create a VPN tunnel without a separate VPN application (using a browser)</text:p>
        </text:list-item>
        <text:list-item>
          <text:p text:style-name="P16"><text:span text:style-name="T2">Full Tunnel</text:span> - All encrypted data is passing through the VPN Server</text:p>
        </text:list-item>
        <text:list-item>
          <text:p text:style-name="P16"><text:span text:style-name="T2">Split Tunnel</text:span> - Only a subset of connections pass through the VPN Server</text:p>
        </text:list-item>
        <text:list-item>
          <text:p text:style-name="P16"><text:span text:style-name="T2">L2TP</text:span> - Layer 2 tunneling protocol; connecting sites over layer 3 network as if they were connected at layer 2, commonly implemented with IPsec (broadcast storm control via switch)</text:p>
        </text:list-item>
        <text:list-item>
          <text:p text:style-name="P16"><text:span text:style-name="T2">Broadcast Storm Control</text:span> - Limit the number of broadcast messages per second</text:p>
        </text:list-item>
        <text:list-item>
          <text:p text:style-name="P16"><text:span text:style-name="T2">Loop Protection</text:span> - IEEE standard 802.1D prevents loops via STP (Spanning Tree Protocol)</text:p>
        </text:list-item>
        <text:list-item>
          <text:p text:style-name="P16"><text:soft-page-break/><text:span text:style-name="T2">BPDU Guard</text:span> - Bridge Protocol Data Unit Guard; If a BPDU frame is seen on a PortFast interface, shut down the interface</text:p>
        </text:list-item>
        <text:list-item>
          <text:p text:style-name="P16"><text:span text:style-name="T2">DHCP snooping</text:span> - IP tracking on a layer 2 device; the switch becomes a rogue DHCP firewall</text:p>
        </text:list-item>
        <text:list-item>
          <text:p text:style-name="P16"><text:span text:style-name="T2">MAC Filtering</text:span> - Limit access through the physical hardware access (beware MAC addresses can be spoofed)</text:p>
        </text:list-item>
        <text:list-item>
          <text:p text:style-name="P16"><text:span text:style-name="T2">DNS Sinkhole</text:span> - Redirect users to internal location for known bad domains</text:p>
        </text:list-item>
        <text:list-item>
          <text:p text:style-name="P16"><text:span text:style-name="T2">FIM</text:span> - File Integrity Monitoring; Be notified when some files that shouldn’t change are modified (e.g. Tripwire on Linux)</text:p>
        </text:list-item>
        <text:list-item>
          <text:p text:style-name="P16"><text:span text:style-name="T2">Stateless Firewall</text:span> - Does not keep track of traffic flows; rule base will cover communication in both directions</text:p>
        </text:list-item>
        <text:list-item>
          <text:p text:style-name="P16"><text:span text:style-name="T2">Stateful Firewall</text:span> - Keeps track of traffic flows; create a session table for each flow</text:p>
        </text:list-item>
        <text:list-item>
          <text:p text:style-name="P16"><text:span text:style-name="T2">UTM</text:span> - Unified Threat Management (web security gateway); router, firewall, IDS/IPS, spam filter, etc.</text:p>
        </text:list-item>
        <text:list-item>
          <text:p text:style-name="P16"><text:span text:style-name="T2">Jump Server</text:span> - Provides an access mechanism to a protected network (highly secured device, but a significant security concern)</text:p>
        </text:list-item>
        <text:list-item>
          <text:p text:style-name="P16"><text:span text:style-name="T2">HSM</text:span> - Hardware Security Module; used in large environments with clusters and redundant power. High-end Cryptographic Hardware that is a plug-in card or separate hardware device. keeps overhead away from the server.</text:p>
        </text:list-item>
      </text:list>
      <text:p text:style-name="Standard"/>
      <text:p text:style-name="Heading_20_1"><text:bookmark text:name="_ctqfs3j0bfyr"/>3.4 - Given a scenario, install and configure wireless security settings</text:p>
      <text:list xml:id="list1315937777" text:style-name="WWNum33">
        <text:list-item>
          <text:p text:style-name="P17"><text:span text:style-name="T2">WPA2</text:span> - Uses CCMP block cipher mode; data confidentiality with AES and CBC-MAC for MIC, PSK (pre-shared key aka password) brute-force is a problem.</text:p>
        </text:list-item>
        <text:list-item>
          <text:p text:style-name="P17"><text:span text:style-name="T2">WPA3</text:span> - Uses GCMP block cipher mode; Galois/Counter Mode protocol; uses AES and GMAC</text:p>
        </text:list-item>
        <text:list-item>
          <text:p text:style-name="P17"><text:span text:style-name="T2">SAE</text:span> - Simultaneous Authentication of Equals; WPA3 uses a shared session key, no more hand-shakes. Adds Perfect Forward Secrecy. IEEE standard is known as the "dragonfly handshake"</text:p>
        </text:list-item>
        <text:list-item>
          <text:p text:style-name="P17"><text:span text:style-name="T2">802.1x</text:span> - Centralized authentication for wireless networks using login credentials; also referred to as port-based network access control (NAC); uses RADIUS, LDAP, or TACACS+ as an access database</text:p>
        </text:list-item>
        <text:list-item>
          <text:p text:style-name="P17"><text:span text:style-name="T2">WPS</text:span> - Wi-Fi Protected Setup; Allows “easy” setup of mobile device (PIN, Push a button, NFC); Absolutely insecure, disable it!</text:p>
        </text:list-item>
        <text:list-item>
          <text:p text:style-name="P17"><text:span text:style-name="T2">EAP</text:span> - Extensible Authentication Protocol; an authentication framework for wireless networks, many ways to authenticate based on RFC standards</text:p>
        </text:list-item>
        <text:list-item>
          <text:p text:style-name="P17"><text:span text:style-name="T2">EAP-FAST</text:span> - EAP Flexible Authentication via Secure Tunneling; Authentication Server (AS) and supplicant (client) share a protected access credential (PAC) (shared secret) over TLS tunnel; needs a RADIUS server</text:p>
        </text:list-item>
        <text:list-item>
          <text:p text:style-name="P17"><text:span text:style-name="T2">PEAP</text:span> - Protected Extensible Authentication Protocol; created by Cisco, Microsoft, and RSA Security; encapsulates EAP in a TLS tunnel, AS uses a digital certificate instead of a PAC. Client doesn't use a certificate. Microsoft uses PEAP with MSCHAPv2, can also be used with GTC (generic token card) or hardware token generator.</text:p>
        </text:list-item>
        <text:list-item>
          <text:p text:style-name="P17"><text:span text:style-name="T2">EAP-TLS</text:span> - EAP Transport Layer Security; strong security, wide adoption, and support from most of the industry; Requires digital certificates on the AS and all other devices. AS and supplicant exchange certificates for mutual authentication. TLS tunnel is then built for the user authentication process. Complex implementation; needs PKI (public key infrastructure), all wireless clients need certificates managed and deployed. Not all devices support digital certificates.</text:p>
        </text:list-item>
        <text:list-item>
          <text:p text:style-name="P17"><text:soft-page-break/><text:span text:style-name="T2">EAP-TTLS</text:span> - EAP Tunneled TLS; supports other authentication protocols in a TLS tunnel; requires a digital certificate on the AS, does not require digital certificates on every device. Builds a TLS tunnel using this digital certificate. Can use other types of EAP, MSCHAPv2, or anything else</text:p>
        </text:list-item>
        <text:list-item>
          <text:p text:style-name="P17"><text:span text:style-name="T2">RADIUS Federation</text:span> - Members of one organization can authenticate to the network of another organization using their normal credentials; use 802.1x as the authentication method and RADIUS on the backend. EAP to authenticate.</text:p>
        </text:list-item>
      </text:list>
      <text:p text:style-name="Standard"/>
      <text:p text:style-name="Heading_20_1"><text:bookmark text:name="_7g34hsgxg68m"/>3.5 - Given a scenario, implement secure mobile solutions</text:p>
      <text:list xml:id="list2784082173" text:style-name="WWNum1">
        <text:list-item>
          <text:p text:style-name="P18"><text:span text:style-name="T2">Geofencing</text:span> - Restrict or allow features when the device is in a particular area</text:p>
        </text:list-item>
        <text:list-item>
          <text:p text:style-name="P18"><text:span text:style-name="T2">Containerization</text:span> - Separate enterprise mobile apps and data from a user-owned device.</text:p>
        </text:list-item>
        <text:list-item>
          <text:p text:style-name="P18"><text:span text:style-name="T2">MicroSD HSM</text:span> - Same as Hardware Security Module but much smaller and used on a mobile device</text:p>
        </text:list-item>
        <text:list-item>
          <text:p text:style-name="P18"><text:span text:style-name="T2">UEM</text:span> - Unified Endpoint Management; Manage mobile and non-mobile devices; end users use different types of devices</text:p>
        </text:list-item>
        <text:list-item>
          <text:p text:style-name="P18"><text:span text:style-name="T2">MAM</text:span> - Mobile Application Management; Provision, update and remove apps; Create an enterprise app catalog</text:p>
        </text:list-item>
        <text:list-item>
          <text:p text:style-name="P18"><text:span text:style-name="T2">SEAndroid</text:span> - SELinux (Security-Enhanced Linux) on Android OS</text:p>
        </text:list-item>
        <text:list-item>
          <text:p text:style-name="P18"><text:span text:style-name="T2">Geotagging</text:span> - Adds location to document metadata</text:p>
        </text:list-item>
        <text:list-item>
          <text:p text:style-name="P18"><text:span text:style-name="T2">BYOD</text:span> - Bring Your Own Device; Need to meet the company’s requirements</text:p>
        </text:list-item>
        <text:list-item>
          <text:p text:style-name="P18"><text:span text:style-name="T2">COPE</text:span> - Corporate-Owned, Personally Enabled; Company buys the device</text:p>
        </text:list-item>
        <text:list-item>
          <text:p text:style-name="P18"><text:span text:style-name="T2">CYOD</text:span> - Choose Your Own Device; similar to COPE, but with the user’s choice</text:p>
        </text:list-item>
        <text:list-item>
          <text:p text:style-name="P18"><text:span text:style-name="T2">Corporate-Owned</text:span> - The company owns the device and controls the content</text:p>
        </text:list-item>
      </text:list>
      <text:p text:style-name="Standard"/>
      <text:p text:style-name="Heading_20_1"><text:bookmark text:name="_8rxoggoegezi"/>3.6 - Given a scenario, apply cybersecurity solutions to the cloud</text:p>
      <text:list xml:id="list155966375" text:style-name="WWNum29">
        <text:list-item>
          <text:p text:style-name="P19"><text:span text:style-name="T2">AZ</text:span> - Availability Zones; Isolated locations with a cloud region; has independent power, HVAC and networking</text:p>
        </text:list-item>
        <text:list-item>
          <text:p text:style-name="P19"><text:span text:style-name="T2">IAM</text:span> - Identity and Access Management; who gets access to a cloud resource, maps job functions to roles</text:p>
        </text:list-item>
        <text:list-item>
          <text:p text:style-name="P19"><text:span text:style-name="T2">Compute cloud instances</text:span>:</text:p>
          <text:list>
            <text:list-item>
              <text:p text:style-name="P39">Amazon Elastic Compute Cloud (EC2)</text:p>
            </text:list-item>
            <text:list-item>
              <text:p text:style-name="P39"><text:soft-page-break/>Google Compute Engine (GCE)</text:p>
            </text:list-item>
            <text:list-item>
              <text:p text:style-name="P39">Microsoft Azure Virtual Machines</text:p>
            </text:list-item>
          </text:list>
        </text:list-item>
        <text:list-item>
          <text:p text:style-name="P19"><text:span text:style-name="T2">CASB</text:span> - Cloud Access Security Broker; makes your security policies work in the cloud, determines what apps are in use and if users are authorized (Visibility), Compliance, Threat Prevention, and Data Security</text:p>
        </text:list-item>
        <text:list-item>
          <text:p text:style-name="P19"><text:span text:style-name="T2">SWG</text:span> - Next-Gen Secure Web Gateway; Monitor APIs, make policies; protect users and devices. Can apply different policies to different resources</text:p>
        </text:list-item>
      </text:list>
      <text:p text:style-name="Standard"/>
      <text:p text:style-name="Heading_20_1"><text:bookmark text:name="_78zlxgr04hm6"/>3.7 - Given a scenario, implement identity and account management controls</text:p>
      <text:list xml:id="list1145627062" text:style-name="WWNum28">
        <text:list-item>
          <text:p text:style-name="P20"><text:span text:style-name="T2">Identity Provider (IdP)</text:span> - Authentication as a service; commonly used with SSO applications. Uses standard authentication methods ie. SAML, OAuth, OpenID Connect, etc.</text:p>
        </text:list-item>
        <text:list-item>
          <text:p text:style-name="P20"><text:span text:style-name="T2">ssh-keygen</text:span> - A command to create public/private key pairs on Linux and macOS. Use the <text:span text:style-name="T5">ssh-copy-id</text:span> command to apply the public key to the server.</text:p>
        </text:list-item>
        <text:list-item>
          <text:p text:style-name="P20"><text:span text:style-name="T2">Service Accounts</text:span> - Run in the background and exclusively used by services. Access can be defined for a specific service.</text:p>
        </text:list-item>
        <text:list-item>
          <text:p text:style-name="P20"><text:span text:style-name="T2">Password Entropy</text:span> - Entropy measures how difficult the password would be to guess.</text:p>
        </text:list-item>
      </text:list>
      <text:p text:style-name="Standard"/>
      <text:p text:style-name="Heading_20_1"><text:bookmark text:name="_oik7c6q2sl5x"/>3.8 - Given a scenario, implement authentication and authorization solutions</text:p>
      <text:list xml:id="list2894469100" text:style-name="WWNum25">
        <text:list-item>
          <text:p text:style-name="P21"><text:span text:style-name="T2">KBA</text:span> - Knowledge-Based Authentication; static (pre-configured shared secrets e.g. question and answer) or dynamic</text:p>
        </text:list-item>
        <text:list-item>
          <text:p text:style-name="P21"><text:span text:style-name="T2">PAP</text:span> - Password Authentication Protocol; a basic authentication method, used in legacy operating systems. Sends everything in the clear, non-encrypted.</text:p>
        </text:list-item>
        <text:list-item>
          <text:p text:style-name="P21"><text:span text:style-name="T2">CHAP</text:span> - Challenge-Handshake Authentication Protocol; three-way handshake, after a link is established the server sends a challenge message. The client responds with a password hash calculated from the challenge and the password. The server compares the received hash with the stored hash. This occurs periodically during the connection.</text:p>
        </text:list-item>
        <text:list-item>
          <text:p text:style-name="P21"><text:span text:style-name="T2">MS-CHAP</text:span> - Microsoft version of CHAP; uses DES, easy to brute force the NTLM hash. DON'T USE MS-CHAP!</text:p>
        </text:list-item>
        <text:list-item>
          <text:p text:style-name="P21"><text:span text:style-name="T2">RADIUS</text:span> - Remote Authentication Dial-in User Service; very common AAA protocol. Centralized authentication.</text:p>
        </text:list-item>
        <text:list-item>
          <text:p text:style-name="P21"><text:span text:style-name="T2">TACACS</text:span> - Terminal Access Controller Access-Control System; remote authentication protocol; TACACS+ most advanced version (Cisco)</text:p>
        </text:list-item>
        <text:list-item>
          <text:p text:style-name="P21"><text:span text:style-name="T2">Kerberos</text:span> - Network Authentication Protocol; auth once, trusted by the system; mutual authentication (secure against MiTM and replay attacks).</text:p>
        </text:list-item>
        <text:list-item>
          <text:p text:style-name="P21"><text:span text:style-name="T2">IEEE 802.1X</text:span> - Port-based Network Access Control; you don’t get access to the network until you authenticate</text:p>
        </text:list-item>
        <text:list-item>
          <text:p text:style-name="P21"><text:span text:style-name="T2">SAML</text:span> - Security Assertion Markup Language; Open standard for authentication and authorization; not originally built for mobile devices</text:p>
        </text:list-item>
        <text:list-item>
          <text:p text:style-name="P21"><text:soft-page-break/><text:span text:style-name="T2">OAuth</text:span> - Authorization framework; used with OpenID connect. OAuth determines what can be used by the third-party app and OpenID Connect provides the authentication.</text:p>
        </text:list-item>
        <text:list-item>
          <text:p text:style-name="P21"><text:span text:style-name="T2">MAC</text:span> - Mandatory Access Control; every object gets a label and the user gets a minimum access level.</text:p>
        </text:list-item>
        <text:list-item>
          <text:p text:style-name="P21"><text:span text:style-name="T2">DAC</text:span> - Discretionary Access Control; the owner picks the control access, and the data owner can change access at any time (used in most OSes).</text:p>
        </text:list-item>
        <text:list-item>
          <text:p text:style-name="P21"><text:span text:style-name="T2">RBAC (Role-Based Access Control)</text:span> - You are assigned rights and permissions based on your role.</text:p>
        </text:list-item>
        <text:list-item>
          <text:p text:style-name="P21"><text:span text:style-name="T2">ABAC</text:span> - Attribute-Based Access Control; a next-generation authorization model: combines and evaluates multiple parameters ie: IP address, time of day, desired action, etc.</text:p>
        </text:list-item>
        <text:list-item>
          <text:p text:style-name="P21"><text:span text:style-name="T2">RBAC (Rule-Based Access Control)</text:span> - System admin makes the rules for the object trying to be accessed ie: only able to access lab resources between 9am-5pm.</text:p>
        </text:list-item>
        <text:list-item>
          <text:p text:style-name="P21"><text:span text:style-name="T2">Privileged access management (PAM)</text:span> - Managing superuser access; privileged access is used temporarily.</text:p>
        </text:list-item>
      </text:list>
      <text:p text:style-name="Standard"/>
      <text:p text:style-name="Heading_20_1"><text:bookmark text:name="_cbsnfxlpx897"/>3.9 - Given a scenario, implement public key infrastructure</text:p>
      <text:list xml:id="list3458616091" text:style-name="WWNum13">
        <text:list-item>
          <text:p text:style-name="P22"><text:span text:style-name="T2">PKI</text:span> - Public Key Infrastructure; digital certificates: create, distribute, manage, store, and revoke.</text:p>
        </text:list-item>
        <text:list-item>
          <text:p text:style-name="P22"><text:span text:style-name="T2">Digital Certificate</text:span> - Binds a public key with a digital signature and other details about a key holder</text:p>
        </text:list-item>
        <text:list-item>
          <text:p text:style-name="P22"><text:span text:style-name="T2">RA (Registration Authority)</text:span> - The entity requesting the certificate needs to be verified</text:p>
        </text:list-item>
        <text:list-item>
          <text:p text:style-name="P22"><text:span text:style-name="T2">CRL</text:span> - Certificate Revocation List; Maintained by the CA, can contain many revocations in a large file.</text:p>
        </text:list-item>
        <text:list-item>
          <text:p text:style-name="P22"><text:span text:style-name="T2">OCSP </text:span>- Online Certificate Status Protocol; the status of the certificate is stapled to the SSL/TLS handshake (OCSP stapling)</text:p>
        </text:list-item>
        <text:list-item>
          <text:p text:style-name="P22"><text:span text:style-name="T2">Domain Validation (DV) Certificate</text:span> - Owner of the certificate has some control over a DNS domain</text:p>
        </text:list-item>
        <text:list-item>
          <text:p text:style-name="P22"><text:span text:style-name="T2">Extended Validation (EV) Certificate</text:span> - Additional checks have verified the certificate owner’s identity</text:p>
        </text:list-item>
        <text:list-item>
          <text:p text:style-name="P22"><text:span text:style-name="T2">Subject Alternative Name</text:span> - Lists additional identification information</text:p>
        </text:list-item>
        <text:list-item>
          <text:p text:style-name="P22"><text:span text:style-name="T2">Code Signing Certificate</text:span> - Applications can be signed by the developer (user has the opportunity to stop the application if some security check is not passed)</text:p>
        </text:list-item>
        <text:list-item>
          <text:p text:style-name="P22"><text:span text:style-name="T2">Self-Signed Certificate</text:span> - Internal certificates don’t need to be signed by a public CA</text:p>
        </text:list-item>
        <text:list-item>
          <text:p text:style-name="P22"><text:span text:style-name="T2">DER</text:span> - Format designed to transfer syntax for data structures (binary format, not human readable)</text:p>
        </text:list-item>
        <text:list-item>
          <text:p text:style-name="P22"><text:span text:style-name="T2">PEM</text:span> - Privacy-Enhanced Mail; Base64-encoded DER certificate</text:p>
        </text:list-item>
        <text:list-item>
          <text:p text:style-name="P22"><text:soft-page-break/><text:span text:style-name="T2">PKCS #12</text:span> - Personal Information Exchange Syntax Standard; Container format for many certificates, often used to transfer a private and public key pair</text:p>
        </text:list-item>
        <text:list-item>
          <text:p text:style-name="P22"><text:span text:style-name="T2">CER</text:span> - Windows X.509 file extension; usually contains a public key</text:p>
        </text:list-item>
        <text:list-item>
          <text:p text:style-name="P22"><text:span text:style-name="T2">PKCS #7</text:span> - Cryptographic Message Syntax Standard (contains certificates and chain certificates)</text:p>
        </text:list-item>
        <text:list-item>
          <text:p text:style-name="P22"><text:span text:style-name="T2">Pinning</text:span> - “Pin” the expected certificate or public key to an application (compiled in the app)</text:p>
        </text:list-item>
        <text:list-item>
          <text:p text:style-name="P22"><text:span text:style-name="T2">Key Escrow</text:span> - Hand over your private keys to a 3rd-party</text:p>
        </text:list-item>
      </text:list>
      <text:p text:style-name="Standard"/>
      <text:p text:style-name="Heading_20_1"><text:bookmark text:name="_we29hernh6zg"/>4.1 - Given a scenario, use the appropriate tool to assess organizational security</text:p>
      <text:list xml:id="list3878540538" text:style-name="WWNum9">
        <text:list-item>
          <text:p text:style-name="P23"><text:span text:style-name="T2">traceroute</text:span> - Determine the route a packet takes to a destination (ICMP messages could be filtered by firewalls)</text:p>
        </text:list-item>
        <text:list-item>
          <text:p text:style-name="P23"><text:span text:style-name="T2">nslookup/dig</text:span> - DNS lookup</text:p>
        </text:list-item>
        <text:list-item>
          <text:p text:style-name="P23"><text:span text:style-name="T2">ipconfig</text:span> - Determine TCP/IP and network adapter information <text:span text:style-name="T5">on Windows</text:span></text:p>
        </text:list-item>
        <text:list-item>
          <text:p text:style-name="P23"><text:span text:style-name="T2">ifconfig</text:span> - Determine TCP/IP and network adapter information <text:span text:style-name="T5">on Linux</text:span></text:p>
        </text:list-item>
        <text:list-item>
          <text:p text:style-name="P23"><text:span text:style-name="T2">ping</text:span> - Test reachability using ICMP packets</text:p>
        </text:list-item>
        <text:list-item>
          <text:p text:style-name="P23"><text:span text:style-name="T2">pathping</text:span> - Windows command that runs traceroute and ping together to display combined output.</text:p>
        </text:list-item>
        <text:list-item>
          <text:p text:style-name="P23"><text:span text:style-name="T2">netstat</text:span> - Network Statistics; -a shows all active connections; -b show binaries (windows); -n just IP addresses</text:p>
        </text:list-item>
        <text:list-item>
          <text:p text:style-name="P23"><text:span text:style-name="T2">arp </text:span>- Address Resolution Protocol command; -a will show IP with MAC address</text:p>
        </text:list-item>
        <text:list-item>
          <text:p text:style-name="P23"><text:span text:style-name="T2">route</text:span> - Windows Device Routing Table; </text:p>
          <text:list>
            <text:list-item>
              <text:p text:style-name="P40">Windows: route print </text:p>
            </text:list-item>
            <text:list-item>
              <text:p text:style-name="P40">Linux: netstat -r</text:p>
            </text:list-item>
          </text:list>
        </text:list-item>
        <text:list-item>
          <text:p text:style-name="P23"><text:span text:style-name="T2">curl</text:span> - client URL; grab raw data from sites and display into a terminal</text:p>
        </text:list-item>
        <text:list-item>
          <text:p text:style-name="P23"><text:span text:style-name="T2">hping</text:span> - TCP/IP packet assembler/analyzer; can send almost anything modified in the packet.</text:p>
        </text:list-item>
        <text:list-item>
          <text:p text:style-name="P23"><text:span text:style-name="T2">nmap</text:span> - network mapper; port scans, operating system scan, service scans, add scripts;</text:p>
        </text:list-item>
        <text:list-item>
          <text:p text:style-name="P23"><text:soft-page-break/><text:span text:style-name="T2">theHarvester</text:span> - gathers OSINT; scrapes Google or Bing, DNS brute force, and more</text:p>
        </text:list-item>
        <text:list-item>
          <text:p text:style-name="P23"><text:span text:style-name="T2">sn1per</text:span> - combines many recon tools into a single framework</text:p>
        </text:list-item>
        <text:list-item>
          <text:p text:style-name="P23"><text:span text:style-name="T2">scanless</text:span> - port scan proxy; run port scans from a different host.</text:p>
        </text:list-item>
        <text:list-item>
          <text:p text:style-name="P23"><text:span text:style-name="T2">dnsenum</text:span> - enumerate DNS information; view host information from DNS servers</text:p>
        </text:list-item>
        <text:list-item>
          <text:p text:style-name="P23"><text:span text:style-name="T2">Nessus</text:span> - Vulnerability Scanner; extensive reporting.</text:p>
        </text:list-item>
        <text:list-item>
          <text:p text:style-name="P23"><text:span text:style-name="T2">Cuckoo</text:span> - A sandbox for malwares; test a file in a safe environment. Track and trace executable files</text:p>
        </text:list-item>
        <text:list-item>
          <text:p text:style-name="P23"><text:span text:style-name="T2">cat</text:span> - Concatenate files</text:p>
        </text:list-item>
        <text:list-item>
          <text:p text:style-name="P23"><text:span text:style-name="T2">head</text:span> - View the first part of a file</text:p>
        </text:list-item>
        <text:list-item>
          <text:p text:style-name="P23"><text:span text:style-name="T2">tail</text:span> - View the last part of a file</text:p>
        </text:list-item>
        <text:list-item>
          <text:p text:style-name="P23"><text:span text:style-name="T2">grep</text:span> - Find text in a file</text:p>
        </text:list-item>
        <text:list-item>
          <text:p text:style-name="P23"><text:span text:style-name="T2">chmod</text:span> - Change mode of a file system object (read/write/execute)</text:p>
        </text:list-item>
        <text:list-item>
          <text:p text:style-name="P23"><text:span text:style-name="T2">logger</text:span> - Add information to the syslog file</text:p>
        </text:list-item>
        <text:list-item>
          <text:p text:style-name="P23"><text:span text:style-name="T2">OpenSSL</text:span> - Manages SSL/TLS X.509 certificates; encrypt and decrypt also possible</text:p>
        </text:list-item>
        <text:list-item>
          <text:p text:style-name="P23"><text:span text:style-name="T2">Wireshark</text:span> - Graphical packet analyzer</text:p>
        </text:list-item>
        <text:list-item>
          <text:p text:style-name="P23"><text:span text:style-name="T2">tcpdump</text:span> - Capture packets from the command line; installed in most Linux versions</text:p>
        </text:list-item>
        <text:list-item>
          <text:p text:style-name="P23"><text:span text:style-name="T2">tcpreplay</text:span> - A suite of packet replay utilities; great to use for testing your IPS and firewall with malicious packets</text:p>
        </text:list-item>
        <text:list-item>
          <text:p text:style-name="P23"><text:span text:style-name="T2">dd</text:span> - Linux command creates a bit-by-bit copy of a drive; used for forensics</text:p>
          <text:list>
            <text:list-item>
              <text:p text:style-name="P40">Create a disk image: <text:span text:style-name="T5">dd if=/dev/sda of=/tmp/out.img</text:span></text:p>
            </text:list-item>
            <text:list-item>
              <text:p text:style-name="P40">Restore a disk image: <text:span text:style-name="T5">dd if=/tmp/out.img of=/dev/sda</text:span></text:p>
            </text:list-item>
          </text:list>
        </text:list-item>
        <text:list-item>
          <text:p text:style-name="P23"><text:span text:style-name="T2">memdump</text:span> - Copy system memory (RAM) to the standard output stream; then copy to another host</text:p>
        </text:list-item>
        <text:list-item>
          <text:p text:style-name="P23"><text:span text:style-name="T2">WinHex</text:span> - A universal hexadecimal editor; edit disks, files, RAM, and disk cloning on Windows OS</text:p>
        </text:list-item>
        <text:list-item>
          <text:p text:style-name="P23"><text:soft-page-break/><text:span text:style-name="T2">FTK imager</text:span> - Windows AccessData forensic drive imaging tool; includes file utilities and read-only image mounting. Support for many different file systems and full disk encryption methods, the investigator still needs the password. Can also import other image formats ie: dd, Ghost, Expert Witness, etc</text:p>
        </text:list-item>
        <text:list-item>
          <text:p text:style-name="P23"><text:span text:style-name="T2">Autopsy</text:span> - Performs digital forensics of hard drives or smartphones; views many different types of data.</text:p>
        </text:list-item>
      </text:list>
      <text:p text:style-name="Standard"/>
      <text:p text:style-name="Heading_20_1"><text:bookmark text:name="_qwyagetutqjz"/>4.2 - Summarize the importance of policies, processes, and procedures for incident response</text:p>
      <text:list xml:id="list1136686847" text:style-name="WWNum21">
        <text:list-item>
          <text:p text:style-name="P24"><text:span text:style-name="T2">NIST SP 800-61 Revision 2</text:span> - Computer Incident Handling Guide</text:p>
        </text:list-item>
        <text:list-item>
          <text:p text:style-name="P24"><text:span text:style-name="T2">PICERL</text:span>:</text:p>
          <text:list>
            <text:list-item>
              <text:p text:style-name="P41"><text:span text:style-name="T2">Preparation</text:span>: Communication, Resources, Policies</text:p>
            </text:list-item>
            <text:list-item>
              <text:p text:style-name="P41"><text:span text:style-name="T2">Identification</text:span>: Monitoring</text:p>
            </text:list-item>
            <text:list-item>
              <text:p text:style-name="P41"><text:span text:style-name="T2">Containment</text:span>: Isolation, Sandboxes </text:p>
            </text:list-item>
            <text:list-item>
              <text:p text:style-name="P41"><text:span text:style-name="T2">Eradication</text:span>: Remove, Disable, Fix and Patch</text:p>
            </text:list-item>
            <text:list-item>
              <text:p text:style-name="P41"><text:span text:style-name="T2">Recovery</text:span>: Backup</text:p>
            </text:list-item>
            <text:list-item>
              <text:p text:style-name="P41"><text:span text:style-name="T2">Lessons Learned</text:span>: Learn and Improve</text:p>
            </text:list-item>
          </text:list>
        </text:list-item>
        <text:list-item>
          <text:p text:style-name="P24"><text:span text:style-name="T2">Tabletop exercise</text:span> - Analysis of a potentially real situation in a meeting</text:p>
        </text:list-item>
        <text:list-item>
          <text:p text:style-name="P24"><text:span text:style-name="T2">Walkthrough exercise</text:span> - Applies the concepts from the tabletop exercise</text:p>
        </text:list-item>
        <text:list-item>
          <text:p text:style-name="P24"><text:span text:style-name="T2">Simulation</text:span> - Test with a simulated event (phishing, breaches…)</text:p>
        </text:list-item>
        <text:list-item>
          <text:p text:style-name="P24"><text:span text:style-name="T2">Communication Plan</text:span> - Get your contact list together (internal and external)</text:p>
        </text:list-item>
        <text:list-item>
          <text:p text:style-name="P24"><text:span text:style-name="T2">Disaster Recovery Plan</text:span> - Part of Business Continuity Plan; Keep the organization up and running</text:p>
        </text:list-item>
        <text:list-item>
          <text:p text:style-name="P24"><text:span text:style-name="T2">COOP</text:span> - Continuity Of Operations Planning; Must be documented and tested before a problem occurs</text:p>
        </text:list-item>
        <text:list-item>
          <text:p text:style-name="P24"><text:span text:style-name="T2">Incident Response Team</text:span> - Receives, Review and Responds</text:p>
        </text:list-item>
        <text:list-item>
          <text:p text:style-name="P24"><text:span text:style-name="T2">Retention Policy</text:span> - Backup data! Copies, versions of copies, lifecycle of data, purging of data (also for Regulatory Compliance)</text:p>
        </text:list-item>
        <text:list-item>
          <text:p text:style-name="P24"><text:span text:style-name="T2">MITRE ATT&amp;CK Framework</text:span> - Determine the actions of an attacker, identify the point of intrusion, understand methods used to move around, and identify potential security techniques to block future attacks.</text:p>
        </text:list-item>
        <text:list-item>
          <text:p text:style-name="P24"><text:soft-page-break/><text:span text:style-name="T2">Diamond Model of Intrusion Analysis</text:span> - Adversary, Capability, Victim, Infrastructure</text:p>
        </text:list-item>
        <text:list-item>
          <text:p text:style-name="P24"><text:span text:style-name="T2">Cyber Kill Chain</text:span>: </text:p>
          <text:list>
            <text:list-item>
              <text:p text:style-name="P41"><text:span text:style-name="T2">Reconnaissance</text:span></text:p>
            </text:list-item>
            <text:list-item>
              <text:p text:style-name="P41"><text:span text:style-name="T2">Weaponization</text:span></text:p>
            </text:list-item>
            <text:list-item>
              <text:p text:style-name="P41"><text:span text:style-name="T2">Delivery</text:span></text:p>
            </text:list-item>
            <text:list-item>
              <text:p text:style-name="P41"><text:span text:style-name="T2">Exploit</text:span></text:p>
            </text:list-item>
            <text:list-item>
              <text:p text:style-name="P41"><text:span text:style-name="T2">Installation</text:span></text:p>
            </text:list-item>
            <text:list-item>
              <text:p text:style-name="P41"><text:span text:style-name="T2">Command &amp; Control (C2)</text:span></text:p>
            </text:list-item>
            <text:list-item>
              <text:p text:style-name="P41"><text:span text:style-name="T2">Actions on objectives</text:span></text:p>
            </text:list-item>
          </text:list>
        </text:list-item>
      </text:list>
      <text:p text:style-name="Standard"/>
      <text:p text:style-name="Heading_20_1"><text:bookmark text:name="_bwja4045nqqz"/>4.3 - Given an incident, utilize appropriate data sources to support an investigation</text:p>
      <text:list xml:id="list3876075527" text:style-name="WWNum34">
        <text:list-item>
          <text:p text:style-name="P25"><text:span text:style-name="T2">NVD</text:span> - National Vulnerability Database (<text:a xlink:type="simple" xlink:href="https://nvd.nist.gov/" text:style-name="ListLabel_20_316" text:visited-style-name="ListLabel_20_316"><text:span text:style-name="T1">nvd.nist.gov</text:span></text:a>)</text:p>
        </text:list-item>
        <text:list-item>
          <text:p text:style-name="P25"><text:span text:style-name="T2">False Positive</text:span> - A vulnerability is identified that doesn’t really exist</text:p>
        </text:list-item>
        <text:list-item>
          <text:p text:style-name="P25"><text:span text:style-name="T2">False Negative</text:span> - A vulnerability exist, but you didn’t detect it</text:p>
        </text:list-item>
        <text:list-item>
          <text:p text:style-name="P25"><text:span text:style-name="T2">SIEM</text:span> - Security Information and Event Management; used for data correlation and forensic analysis</text:p>
        </text:list-item>
        <text:list-item>
          <text:p text:style-name="P25"><text:span text:style-name="T2">Rsyslog</text:span> - Rocket-fast System for log processing</text:p>
        </text:list-item>
        <text:list-item>
          <text:p text:style-name="P25"><text:span text:style-name="T2">Syslog-ng</text:span> - A popular syslog daemon with additional filtering and storage options</text:p>
        </text:list-item>
        <text:list-item>
          <text:p text:style-name="P25"><text:span text:style-name="T2">NXLog</text:span> - Collection for many diverse log types</text:p>
        </text:list-item>
        <text:list-item>
          <text:p text:style-name="P25"><text:span text:style-name="T2">Journalctl</text:span> - Method for querying the system journal</text:p>
        </text:list-item>
        <text:list-item>
          <text:p text:style-name="P25"><text:span text:style-name="T2">Metadata</text:span> - Data that describes other types of data</text:p>
        </text:list-item>
        <text:list-item>
          <text:p text:style-name="P25"><text:span text:style-name="T2">NetFlow</text:span> - Gather traffic statistics from all traffic flows</text:p>
        </text:list-item>
        <text:list-item>
          <text:p text:style-name="P25"><text:soft-page-break/><text:span text:style-name="T2">IPFIX</text:span> - IP Flow Information Export (newer NetFlow standard)</text:p>
        </text:list-item>
        <text:list-item>
          <text:p text:style-name="P25"><text:span text:style-name="T2">sFlow</text:span> - Sampled Flow; Only a portion of the actual network traffic</text:p>
        </text:list-item>
      </text:list>
      <text:p text:style-name="P35"/>
      <text:p text:style-name="Heading_20_1"><text:bookmark text:name="_7in803wr8mu4"/>4.4 - Given an incident, apply mitigation techniques or controls to secure an environment</text:p>
      <text:list xml:id="list3436610062" text:style-name="WWNum30">
        <text:list-item>
          <text:p text:style-name="P26"><text:span text:style-name="T2">Approved/Allow List</text:span> - Nothing runs unless it’s approved</text:p>
        </text:list-item>
        <text:list-item>
          <text:p text:style-name="P26"><text:span text:style-name="T2">Block/Deny List</text:span> - Nothing on this “bad list” can be executed</text:p>
        </text:list-item>
        <text:list-item>
          <text:p text:style-name="P26"><text:span text:style-name="T2">URL Filter</text:span> - Limit access to untrusted / known malicious websites</text:p>
        </text:list-item>
        <text:list-item>
          <text:p text:style-name="P26"><text:span text:style-name="T2">Isolation</text:span> - Administratively isolate a compromised device (or process) from everything else</text:p>
        </text:list-item>
        <text:list-item>
          <text:p text:style-name="P26"><text:span text:style-name="T2">Containment</text:span> - Run each application in its own sandbox (limit interaction)</text:p>
        </text:list-item>
        <text:list-item>
          <text:p text:style-name="P26"><text:span text:style-name="T2">Segmentation</text:span> - Separate the network; Prevent unauthorized movement, limit the scope of a breach</text:p>
        </text:list-item>
        <text:list-item>
          <text:p text:style-name="P26"><text:span text:style-name="T2">Playbook</text:span> - Conditional steps to follow (e.g. investigate a data breach, recover from ransomware)</text:p>
        </text:list-item>
      </text:list>
      <text:p text:style-name="P35"/>
      <text:p text:style-name="Heading_20_1"><text:bookmark text:name="_bgzv8owbxyzn"/>4.5 - Explain the key aspects of digital forensics</text:p>
      <text:list xml:id="list1679168664" text:style-name="WWNum23">
        <text:list-item>
          <text:p text:style-name="P27"><text:span text:style-name="T2">RFC 3227</text:span> - Guidelines for Evidence Collection and Archiving</text:p>
        </text:list-item>
        <text:list-item>
          <text:p text:style-name="P27"><text:span text:style-name="T2">Legal Hold</text:span> - A legal technique to preserve information; prepare for impending litigation</text:p>
        </text:list-item>
        <text:list-item>
          <text:p text:style-name="P27"><text:span text:style-name="T2">Admissibility</text:span> - Not all data can be used in a court of law</text:p>
        </text:list-item>
        <text:list-item>
          <text:p text:style-name="P27"><text:span text:style-name="T2">Chain of Custody</text:span> - Document evidencing that nothing changed from the incident</text:p>
        </text:list-item>
        <text:list-item>
          <text:p text:style-name="P27"><text:span text:style-name="T2">Recording time offsets</text:span> - Timezone determines how the time is displayed (FAT/NTFS)</text:p>
        </text:list-item>
        <text:list-item>
          <text:p text:style-name="P27"><text:span text:style-name="T2">Order of Volatility</text:span>:</text:p>
        </text:list-item>
      </text:list>
      <text:list xml:id="list3357500249" text:style-name="WWNum31">
        <text:list-item>
          <text:p text:style-name="P42">CPU registers, CPU cache</text:p>
        </text:list-item>
        <text:list-item>
          <text:p text:style-name="P42">Router table, ARP cache, process table, kernel statistics</text:p>
        </text:list-item>
        <text:list-item>
          <text:p text:style-name="P42"><text:soft-page-break/>RAM</text:p>
        </text:list-item>
        <text:list-item>
          <text:p text:style-name="P42">Temporary file systems</text:p>
        </text:list-item>
        <text:list-item>
          <text:p text:style-name="P42">Disk</text:p>
        </text:list-item>
        <text:list-item>
          <text:p text:style-name="P42">Remote logging and monitoring data</text:p>
        </text:list-item>
        <text:list-item>
          <text:p text:style-name="P42">Physical configuration, network topology</text:p>
        </text:list-item>
        <text:list-item>
          <text:p text:style-name="P42">Archival media</text:p>
        </text:list-item>
      </text:list>
      <text:list xml:id="list3410826685" text:style-name="WWNum6">
        <text:list-item>
          <text:p text:style-name="P28"><text:span text:style-name="T2">Snapshot</text:span> - Backup of a VM, then incremental update</text:p>
        </text:list-item>
        <text:list-item>
          <text:p text:style-name="P28"><text:span text:style-name="T2">Right-to-audit</text:span> - A legal agreement to have the option to perform a security audit at any time</text:p>
        </text:list-item>
        <text:list-item>
          <text:p text:style-name="P28"><text:span text:style-name="T2">E-Discovery</text:span> - Gathering electronic data required by the legal process</text:p>
        </text:list-item>
        <text:list-item>
          <text:p text:style-name="P28"><text:span text:style-name="T2">Data Recovery</text:span> - Extract missing data without affecting the integrity of the data</text:p>
        </text:list-item>
        <text:list-item>
          <text:p text:style-name="P28"><text:span text:style-name="T2">Non-Repudiation</text:span> - Proof of data integrity and the origin of the data (MAC or Digital Signature)</text:p>
        </text:list-item>
        <text:list-item>
          <text:p text:style-name="P28"><text:span text:style-name="T2">Strategic CounterIntelligence</text:span> - Prevent hostile intelligence operations, discover and disrupt foreign intelligence threats</text:p>
        </text:list-item>
      </text:list>
      <text:p text:style-name="P35"/>
      <text:p text:style-name="Heading_20_1"><text:bookmark text:name="_dd30zff45f7w"/>5.1 - Compare and contrast various types of controls</text:p>
      <text:list xml:id="list591914552" text:style-name="WWNum19">
        <text:list-item>
          <text:p text:style-name="P29"><text:span text:style-name="T2">Managerial controls</text:span> - Focus on the security design or security policies; Standard Operational Policies</text:p>
        </text:list-item>
        <text:list-item>
          <text:p text:style-name="P29"><text:span text:style-name="T2">Operational controls</text:span> - Implemented by people; security guards or awareness programs</text:p>
        </text:list-item>
        <text:list-item>
          <text:p text:style-name="P29"><text:span text:style-name="T2">Technical controls</text:span> - Implemented by the system; OS controls, firewalls, or anti-virus</text:p>
        </text:list-item>
        <text:list-item>
          <text:p text:style-name="P29"><text:span text:style-name="T2">Preventive</text:span> - Prevents access to an area; firewalls, door locks, security guards</text:p>
        </text:list-item>
        <text:list-item>
          <text:p text:style-name="P29"><text:span text:style-name="T2">Detective</text:span> - May not prevent access; identify and record an intrusion; Motion detectors or IDS</text:p>
        </text:list-item>
        <text:list-item>
          <text:p text:style-name="P29"><text:span text:style-name="T2">Corrective</text:span> - Designed to mitigate damage; IPS blocking, restore from backup, backup sites</text:p>
        </text:list-item>
        <text:list-item>
          <text:p text:style-name="P29"><text:span text:style-name="T2">Deterrent</text:span> - May not directly prevent access; discourages an intrusion attempt; warning signs, login banners, or security lighting</text:p>
        </text:list-item>
        <text:list-item>
          <text:p text:style-name="P29"><text:soft-page-break/><text:span text:style-name="T2">Compensating</text:span> - Doesn't prevent an attack; attempts to recover</text:p>
        </text:list-item>
        <text:list-item>
          <text:p text:style-name="P29"><text:span text:style-name="T2">Physical</text:span> - Fences or door locks</text:p>
        </text:list-item>
      </text:list>
      <text:p text:style-name="Standard"/>
      <text:p text:style-name="Heading_20_1"><text:bookmark text:name="_s2qhlyi0m0io"/>5.2 - Explain the importance of applicable regulations, standards, or frameworks that impact organizational security posture</text:p>
      <text:list xml:id="list4202504882" text:style-name="WWNum26">
        <text:list-item>
          <text:p text:style-name="P30"><text:span text:style-name="T2">GDPR</text:span> - General Data Protection Regulation; Controls export of personal data for individuals in the EU (right to be forgotten, privacy policy…)</text:p>
        </text:list-item>
        <text:list-item>
          <text:p text:style-name="P30"><text:span text:style-name="T2">PCI DSS</text:span> - Payment Card Industry Data Security Standard</text:p>
        </text:list-item>
        <text:list-item>
          <text:p text:style-name="P30"><text:span text:style-name="T2">CIS</text:span> - Center for Internet Security</text:p>
        </text:list-item>
        <text:list-item>
          <text:p text:style-name="P30"><text:span text:style-name="T2">CIS CSC</text:span> - Critical security controls for effective cyber defense using 20 key actions (practical information)</text:p>
        </text:list-item>
        <text:list-item>
          <text:p text:style-name="P30"><text:span text:style-name="T2">NIST RMF</text:span> - NIST Risk Management Framework; mandatory for US federal agencies;</text:p>
          <text:list>
            <text:list-item>
              <text:p text:style-name="P43"><text:span text:style-name="T6">Categorize</text:span> - Define Environment</text:p>
            </text:list-item>
            <text:list-item>
              <text:p text:style-name="P43"><text:span text:style-name="T6">Select</text:span> - Pick appropriate controls</text:p>
            </text:list-item>
            <text:list-item>
              <text:p text:style-name="P43"><text:span text:style-name="T6">Implement</text:span> - Define proper implementation </text:p>
            </text:list-item>
            <text:list-item>
              <text:p text:style-name="P43"><text:span text:style-name="T6">Assess</text:span> - Determine if controls are working</text:p>
            </text:list-item>
            <text:list-item>
              <text:p text:style-name="P43"><text:span text:style-name="T6">Authorize</text:span> - Make a decision to authorize a system</text:p>
            </text:list-item>
            <text:list-item>
              <text:p text:style-name="P43"><text:span text:style-name="T6">Monitor</text:span> - Check for ongoing compliance</text:p>
            </text:list-item>
          </text:list>
        </text:list-item>
        <text:list-item>
          <text:p text:style-name="P30"><text:span text:style-name="T2">NIST CSF</text:span> - NIST Cybersecurity Framework;</text:p>
          <text:list>
            <text:list-item>
              <text:p text:style-name="P43">Framework Core:</text:p>
              <text:list>
                <text:list-item>
                  <text:p text:style-name="P46"><text:span text:style-name="T6">Identity</text:span></text:p>
                </text:list-item>
                <text:list-item>
                  <text:p text:style-name="P46"><text:span text:style-name="T6">Protect</text:span></text:p>
                </text:list-item>
                <text:list-item>
                  <text:p text:style-name="P46"><text:span text:style-name="T6">Detect</text:span></text:p>
                </text:list-item>
                <text:list-item>
                  <text:p text:style-name="P46"><text:span text:style-name="T6">Respond</text:span></text:p>
                </text:list-item>
                <text:list-item>
                  <text:p text:style-name="P46"><text:soft-page-break/><text:span text:style-name="T6">Recover</text:span></text:p>
                </text:list-item>
              </text:list>
            </text:list-item>
            <text:list-item>
              <text:p text:style-name="P43">Framework Implementation Tiers: An organization's view of cybersecurity risk and process to manage the risk</text:p>
            </text:list-item>
            <text:list-item>
              <text:p text:style-name="P43">Framework Profile: The alignment of standards, guidelines, and practices to the framework core</text:p>
            </text:list-item>
          </text:list>
        </text:list-item>
        <text:list-item>
          <text:p text:style-name="P30"><text:span text:style-name="T2">ISO/IEC Frameworks</text:span> - International Organization for Standardization / International Electrotechnical Commission;</text:p>
          <text:list>
            <text:list-item>
              <text:p text:style-name="P43"><text:span text:style-name="T2">27001</text:span> - Standard for an Information Security Management System (ISMS)</text:p>
            </text:list-item>
            <text:list-item>
              <text:p text:style-name="P43"><text:span text:style-name="T2">27002</text:span> - Code of practice for information security controls</text:p>
            </text:list-item>
            <text:list-item>
              <text:p text:style-name="P43"><text:span text:style-name="T2">27701</text:span> - Privacy information management systems (PIMS)</text:p>
            </text:list-item>
            <text:list-item>
              <text:p text:style-name="P43"><text:span text:style-name="T2">31000</text:span> - International standards for risk management practices</text:p>
            </text:list-item>
          </text:list>
        </text:list-item>
        <text:list-item>
          <text:p text:style-name="P30"><text:span text:style-name="T2">SSAE SOC 2 Type I/II</text:span> - The American Institute of Certified Public Accountants (AICPA) auditing Standard Statement of Standards for Attestation Engagements number 18 (SSAE 18)</text:p>
        </text:list-item>
        <text:list-item>
          <text:p text:style-name="P30"><text:span text:style-name="T2">SOC 2</text:span> - Trust Services Criteria (security controls); firewalls, intrusion detection, and multi-factor authentication</text:p>
          <text:list>
            <text:list-item>
              <text:p text:style-name="P43"><text:span text:style-name="T6">Type I</text:span> - Audit that tests controls in place at a particular point in time</text:p>
            </text:list-item>
            <text:list-item>
              <text:p text:style-name="P43"><text:span text:style-name="T6">Type II</text:span> - Audit that tests controls over a period of at least 6 months consecutive</text:p>
            </text:list-item>
          </text:list>
        </text:list-item>
        <text:list-item>
          <text:p text:style-name="P30"><text:span text:style-name="T2">CSA</text:span> - Cloud Security Alliance; security in cloud computing. </text:p>
        </text:list-item>
        <text:list-item>
          <text:p text:style-name="P30"><text:span text:style-name="T2">CCM</text:span> - Cloud Controls Matrix, cloud-specific security controls.</text:p>
        </text:list-item>
        <text:list-item>
          <text:p text:style-name="P30"><text:span text:style-name="T2">Web Server Hardening</text:span>:</text:p>
          <text:list>
            <text:list-item>
              <text:p text:style-name="P43">Info leak: banner information, disable directory browsing</text:p>
            </text:list-item>
            <text:list-item>
              <text:p text:style-name="P43">Permissions: run from a non-privileged account, configure file permissions</text:p>
            </text:list-item>
            <text:list-item>
              <text:p text:style-name="P43">Configure SSL: manage and install certificates</text:p>
            </text:list-item>
            <text:list-item>
              <text:p text:style-name="P43">Log files: monitor access logs</text:p>
            </text:list-item>
          </text:list>
        </text:list-item>
        <text:list-item>
          <text:p text:style-name="P30"><text:span text:style-name="T2">Operating System Hardening</text:span>:</text:p>
          <text:list>
            <text:list-item>
              <text:p text:style-name="P43">Updates: OS updates/service packs, security patches</text:p>
            </text:list-item>
            <text:list-item>
              <text:p text:style-name="P43"><text:soft-page-break/>User accounts: minimum password length and complexity, account limitations</text:p>
            </text:list-item>
            <text:list-item>
              <text:p text:style-name="P43">Network access and security: limit network access</text:p>
            </text:list-item>
            <text:list-item>
              <text:p text:style-name="P43">Monitor and secure: anti-virus, anti-malware</text:p>
            </text:list-item>
          </text:list>
        </text:list-item>
        <text:list-item>
          <text:p text:style-name="P30"><text:span text:style-name="T2">Application Server</text:span>:</text:p>
          <text:list>
            <text:list-item>
              <text:p text:style-name="P43">Middleware - usually between the web server and the database (programming languages, runtime, libraries, etc)</text:p>
            </text:list-item>
            <text:list-item>
              <text:p text:style-name="P43">OS patches</text:p>
            </text:list-item>
            <text:list-item>
              <text:p text:style-name="P43">Limit access from other devices</text:p>
            </text:list-item>
          </text:list>
        </text:list-item>
        <text:list-item>
          <text:p text:style-name="P30"><text:span text:style-name="T2">Network Infrastructure devices</text:span>:</text:p>
          <text:list>
            <text:list-item>
              <text:p text:style-name="P43">Configure authentication, NO DEFAULTS!</text:p>
            </text:list-item>
            <text:list-item>
              <text:p text:style-name="P43">Check for security updates from the manufacturer</text:p>
            </text:list-item>
          </text:list>
        </text:list-item>
      </text:list>
      <text:p text:style-name="Standard"/>
      <text:p text:style-name="Heading_20_1"><text:bookmark text:name="_89otn45wry7l"/>5.3 - Explain the importance of policies to organizational security</text:p>
      <text:list xml:id="list3880506255" text:style-name="WWNum15">
        <text:list-item>
          <text:p text:style-name="P31"><text:span text:style-name="T2">AUP</text:span> - Acceptable Use Policy; Used by an organization to limit legal liability</text:p>
        </text:list-item>
        <text:list-item>
          <text:p text:style-name="P31"><text:span text:style-name="T2">Job Rotation</text:span> - Keep people moving between responsibilities to limit a single person maintains control for long period of time</text:p>
        </text:list-item>
        <text:list-item>
          <text:p text:style-name="P31"><text:span text:style-name="T2">Mandatory Vacations</text:span> - Rotate others through the job, limit the ability for one person to commit a type of fraud</text:p>
        </text:list-item>
        <text:list-item>
          <text:p text:style-name="P31"><text:span text:style-name="T2">Separation of Duties</text:span>: </text:p>
          <text:list>
            <text:list-item>
              <text:p text:style-name="P44"><text:span text:style-name="T2">Split Knowledge</text:span> - No one person has all of the details</text:p>
            </text:list-item>
            <text:list-item>
              <text:p text:style-name="P44"><text:span text:style-name="T2">Dual Control</text:span> - Two people must be present to perform the business function</text:p>
            </text:list-item>
          </text:list>
        </text:list-item>
        <text:list-item>
          <text:p text:style-name="P31"><text:span text:style-name="T2">Clean Desk Policy</text:span> - When you leave, nothing is on your desk</text:p>
        </text:list-item>
        <text:list-item>
          <text:p text:style-name="P31"><text:span text:style-name="T2">Least Privilege</text:span> - No rights beyond job duties, minimal privileges granted</text:p>
        </text:list-item>
        <text:list-item>
          <text:p text:style-name="P31"><text:span text:style-name="T2">Background Check</text:span> - Pre-employment screening (verify claims, criminal history…)</text:p>
        </text:list-item>
        <text:list-item>
          <text:p text:style-name="P31"><text:soft-page-break/><text:span text:style-name="T2">Adverse Actions</text:span> - Not hiring a candidate due to a failed background check</text:p>
        </text:list-item>
        <text:list-item>
          <text:p text:style-name="P31"><text:span text:style-name="T2">NDA</text:span> - Non-Disclosure Agreement; confidentiality agreement/legal contract, prevents the use of dissemination of confidential information</text:p>
        </text:list-item>
        <text:list-item>
          <text:p text:style-name="P31"><text:span text:style-name="T2">Social Media Analysis</text:span> - Gather data on social media; build a personal profile, used in hiring</text:p>
        </text:list-item>
        <text:list-item>
          <text:p text:style-name="P31"><text:span text:style-name="T2">On-Boarding</text:span> - Policy for new hires, IT agreements need to be signed, Provide required IT equipment, create accounts…</text:p>
        </text:list-item>
        <text:list-item>
          <text:p text:style-name="P31"><text:span text:style-name="T2">Off-Boarding</text:span> - Policy for people leaving the organization, opposite of on-boarding (delete accounts…)</text:p>
        </text:list-item>
        <text:list-item>
          <text:p text:style-name="P31"><text:span text:style-name="T2">Phishing Simulation</text:span> - See which users are susceptible to phishing attacks without being a victim of phishing</text:p>
        </text:list-item>
        <text:list-item>
          <text:p text:style-name="P31"><text:span text:style-name="T2">Role-based Security Awareness Training</text:span> - Before providing access, train your users</text:p>
        </text:list-item>
        <text:list-item>
          <text:p text:style-name="P31"><text:span text:style-name="T2">Supply Chain</text:span> - The system involved when creating a product</text:p>
        </text:list-item>
        <text:list-item>
          <text:p text:style-name="P31"><text:span text:style-name="T2">SLA</text:span> - Service Level Agreement; minimum terms for services provided; uptime, response time agreements</text:p>
        </text:list-item>
        <text:list-item>
          <text:p text:style-name="P31"><text:span text:style-name="T2">MOU</text:span> - Memorandum of Understanding; both sides agree on the contents of the memo; usually includes statements of confidentiality, informal letter of intent, <text:span text:style-name="T5">not a signed contract!!!!</text:span></text:p>
        </text:list-item>
        <text:list-item>
          <text:p text:style-name="P31"><text:span text:style-name="T2">MSA</text:span> - Measurement System Analysis; used with quality management systems, assess the measurement process</text:p>
        </text:list-item>
        <text:list-item>
          <text:p text:style-name="P31"><text:span text:style-name="T2">BPA</text:span> - Business Partnership Agreement; going into business together, owner stake, financial contract</text:p>
        </text:list-item>
        <text:list-item>
          <text:p text:style-name="P31"><text:span text:style-name="T2">EOL</text:span> - End Of Life; stops selling a product, but may continue supporting the product</text:p>
        </text:list-item>
        <text:list-item>
          <text:p text:style-name="P31"><text:span text:style-name="T2">EOSL</text:span> - End Of Service Life, no longer selling or supporting the device with patches</text:p>
        </text:list-item>
        <text:list-item>
          <text:p text:style-name="P31"><text:span text:style-name="T2">Data Governance</text:span> - Rules, processes and accountability associated with an organization’s data</text:p>
        </text:list-item>
        <text:list-item>
          <text:p text:style-name="P31"><text:span text:style-name="T2">Data Classification</text:span> - Identify data types (personal, public, restricted…); to protect data efficiently</text:p>
        </text:list-item>
        <text:list-item>
          <text:p text:style-name="P31"><text:span text:style-name="T2">Data Retention</text:span> - Keep files that change frequently for version control (for legal requirements too!)</text:p>
        </text:list-item>
        <text:list-item>
          <text:p text:style-name="P31"><text:span text:style-name="T2">Change Control</text:span> - A formal process for managing change (avoid downtime, confusion and mistakes):</text:p>
          <text:list>
            <text:list-item>
              <text:p text:style-name="P44">Determine the scope of the change</text:p>
            </text:list-item>
            <text:list-item>
              <text:p text:style-name="P44">Analyze the risk associated with the change</text:p>
            </text:list-item>
            <text:list-item>
              <text:p text:style-name="P44">Create a plan</text:p>
            </text:list-item>
            <text:list-item>
              <text:p text:style-name="P44"><text:soft-page-break/>Get end-user approval</text:p>
            </text:list-item>
            <text:list-item>
              <text:p text:style-name="P44">Present the proposal to the change control board</text:p>
            </text:list-item>
            <text:list-item>
              <text:p text:style-name="P44"><text:span text:style-name="T5">Have a backout plan!</text:span> if the change doesn't work</text:p>
            </text:list-item>
            <text:list-item>
              <text:p text:style-name="P44">Document the changes</text:p>
            </text:list-item>
          </text:list>
        </text:list-item>
        <text:list-item>
          <text:p text:style-name="P31"><text:span text:style-name="T2">Asset Management</text:span> - Identify and track computing assets to respond faster to security problem</text:p>
        </text:list-item>
        <text:list-item>
          <text:p text:style-name="P31"><text:span text:style-name="T2">Data Steward</text:span> - Manages the governance process, responsible for data accuracy, privacy, and security; associates sensitivity labels to the data, ensures compliance with any applicable laws and standards</text:p>
        </text:list-item>
      </text:list>
      <text:p text:style-name="P35"/>
      <text:p text:style-name="Heading_20_1"><text:bookmark text:name="_l7vh7tb36k5w"/>5.4 - Summarize risk management processes and concepts</text:p>
      <text:list xml:id="list1965279653" text:style-name="WWNum35">
        <text:list-item>
          <text:p text:style-name="P32"><text:span text:style-name="T2">Risk Acceptance</text:span> - We'll take the risk</text:p>
        </text:list-item>
        <text:list-item>
          <text:p text:style-name="P32"><text:span text:style-name="T2">Risk Avoidance</text:span> - Stop participating in high-risk activity</text:p>
        </text:list-item>
        <text:list-item>
          <text:p text:style-name="P32"><text:span text:style-name="T2">Risk Transference</text:span> - Buy some cybersecurity insurance</text:p>
        </text:list-item>
        <text:list-item>
          <text:p text:style-name="P32"><text:span text:style-name="T2">Risk Mitigation</text:span> - Decrease the risk level, invest in security systems</text:p>
        </text:list-item>
        <text:list-item>
          <text:p text:style-name="P32"><text:span text:style-name="T2">Inherent Risk</text:span> - Risk that exists in the absence of controls; impact + likelihood</text:p>
        </text:list-item>
        <text:list-item>
          <text:p text:style-name="P32"><text:span text:style-name="T2">Residual Risk</text:span> - Risk that exists after the controls are considered; inherent risk + control effectiveness</text:p>
        </text:list-item>
        <text:list-item>
          <text:p text:style-name="P32"><text:span text:style-name="T2">Risk Appetite</text:span> - The amount of risk an organization is willing to take</text:p>
        </text:list-item>
        <text:list-item>
          <text:p text:style-name="P32"><text:span text:style-name="T2">HIPAA</text:span> - Health Insurance Portability and Accountability Act; New storage requirements, network security, protect against threats</text:p>
        </text:list-item>
        <text:list-item>
          <text:p text:style-name="P32"><text:span text:style-name="T2">ARO</text:span> - Annualized Rate of Occurrence</text:p>
        </text:list-item>
        <text:list-item>
          <text:p text:style-name="P32"><text:span text:style-name="T2">SLE</text:span> - Single Loss Expectancy: What is the monetary loss if a single event occurs?</text:p>
        </text:list-item>
        <text:list-item>
          <text:p text:style-name="P32"><text:span text:style-name="T2">ALE</text:span> - Annualized Loss Expectancy: ARO x SLE</text:p>
        </text:list-item>
        <text:list-item>
          <text:p text:style-name="P32"><text:span text:style-name="T2">RTO</text:span> - Recovery Time Objective; how long it takes to get back to a particular service level</text:p>
        </text:list-item>
        <text:list-item>
          <text:p text:style-name="P32"><text:span text:style-name="T2">RPO</text:span> - Recovery Point Objective; how much data loss is acceptable</text:p>
        </text:list-item>
        <text:list-item>
          <text:p text:style-name="P32"><text:soft-page-break/><text:span text:style-name="T2">MTTR</text:span> - Mean Time To Repair; time required to fix the issue</text:p>
        </text:list-item>
        <text:list-item>
          <text:p text:style-name="P32"><text:span text:style-name="T2">MTBF</text:span> - Mean Time Between Failures: predict the time between outages</text:p>
        </text:list-item>
        <text:list-item>
          <text:p text:style-name="P32"><text:span text:style-name="T2">DRP</text:span> - Disaster Recovery Plan: detailed plan for resuming operations after a disaster</text:p>
        </text:list-item>
      </text:list>
      <text:list xml:id="list2325170781" text:style-name="WWNum24">
        <text:list-item>
          <text:p text:style-name="P33"><text:span text:style-name="T2">Mission-Essential Functions</text:span> - The most important systems in your organization; identify these critical systems!</text:p>
        </text:list-item>
      </text:list>
      <text:p text:style-name="Standard"/>
      <text:p text:style-name="Heading_20_1"><text:bookmark text:name="_ak4q9nblib31"/>5.5 - Explain privacy and sensitive data concepts in relation to security</text:p>
      <text:list xml:id="list1801559596" text:style-name="WWNum7">
        <text:list-item>
          <text:p text:style-name="P34"><text:span text:style-name="T2">Information Life Cycle</text:span>:</text:p>
          <text:list>
            <text:list-item>
              <text:p text:style-name="P45">Creation and Receipt</text:p>
            </text:list-item>
            <text:list-item>
              <text:p text:style-name="P45">Distribution</text:p>
            </text:list-item>
            <text:list-item>
              <text:p text:style-name="P45">Use</text:p>
            </text:list-item>
            <text:list-item>
              <text:p text:style-name="P45">Maintenance</text:p>
            </text:list-item>
            <text:list-item>
              <text:p text:style-name="P45">Disposition</text:p>
            </text:list-item>
          </text:list>
        </text:list-item>
        <text:list-item>
          <text:p text:style-name="P34"><text:span text:style-name="T2">Privacy Impact Assessment (PIA)</text:span> - Privacy risk needs to be identified in each initiative; fix the concerns before they become an issue</text:p>
        </text:list-item>
        <text:list-item>
          <text:p text:style-name="P34"><text:span text:style-name="T2">Data Classification</text:span>:</text:p>
          <text:list>
            <text:list-item>
              <text:p text:style-name="P45"><text:span text:style-name="T2">Proprietary Data</text:span> - Data that's unique to an organization</text:p>
            </text:list-item>
            <text:list-item>
              <text:p text:style-name="P45"><text:span text:style-name="T2">PII</text:span> - Personally Identifiable Information</text:p>
            </text:list-item>
            <text:list-item>
              <text:p text:style-name="P45"><text:span text:style-name="T2">PHI</text:span> - Protected Health Information</text:p>
            </text:list-item>
            <text:list-item>
              <text:p text:style-name="P45"><text:span text:style-name="T2">Public/Unclassified</text:span> - No restrictions on viewing</text:p>
            </text:list-item>
            <text:list-item>
              <text:p text:style-name="P45"><text:span text:style-name="T2">Private/Classified/Restricted</text:span> - Restricted access</text:p>
            </text:list-item>
            <text:list-item>
              <text:p text:style-name="P45"><text:span text:style-name="T2">Sensitive</text:span> - Intellectual Property, PII, PHI</text:p>
            </text:list-item>
            <text:list-item>
              <text:p text:style-name="P45"><text:span text:style-name="T2">Confidential</text:span> - Very sensitive, must be approved to view</text:p>
            </text:list-item>
            <text:list-item>
              <text:p text:style-name="P45"><text:soft-page-break/><text:span text:style-name="T2">Critical</text:span> - Data should always be available</text:p>
            </text:list-item>
          </text:list>
        </text:list-item>
        <text:list-item>
          <text:p text:style-name="P34"><text:span text:style-name="T2">Tokenization</text:span> - Replace sensitive data with a non-sensitive placeholder (SSN 322-09-5366 –&gt; 100-91-7294); this isn’t encryption or hashing</text:p>
        </text:list-item>
        <text:list-item>
          <text:p text:style-name="P34"><text:span text:style-name="T2">Minimization</text:span> - Only collect and retain necessary data (HIPAA and GDPR rules this)</text:p>
        </text:list-item>
        <text:list-item>
          <text:p text:style-name="P34"><text:span text:style-name="T2">Masking</text:span> - Hide some of the original data (e.g. credit card number ****-****-****-5912)</text:p>
        </text:list-item>
        <text:list-item>
          <text:p text:style-name="P34"><text:span text:style-name="T2">Anonymization</text:span> - Make it impossible to identify individual data from a dataset; allows for data use without privacy concerns. ie: hashing, masking, etc.; <text:span text:style-name="T6">cannot be reversed</text:span>, no way to associate the data to a user</text:p>
        </text:list-item>
        <text:list-item>
          <text:p text:style-name="P34"><text:span text:style-name="T2">Pseudo-Anonymization</text:span> - Replace personal information with pseudonyms, may be reversible, original data is stored in the database.</text:p>
        </text:list-item>
        <text:list-item>
          <text:p text:style-name="P34"><text:span text:style-name="T2">Data Responsibilities</text:span>:</text:p>
          <text:list>
            <text:list-item>
              <text:p text:style-name="P45"><text:span text:style-name="T2">Data Owner</text:span> - Accountable for specific data, often a senior officer; ie: VP of Sales owns the customer relationship data</text:p>
            </text:list-item>
            <text:list-item>
              <text:p text:style-name="P45"><text:span text:style-name="T2">Data Controller</text:span> - Manages the purpose and means by which personal data is processed</text:p>
            </text:list-item>
            <text:list-item>
              <text:p text:style-name="P45"><text:span text:style-name="T2">Data Processor</text:span> - Process data on behalf of the data controller, often a third-party</text:p>
            </text:list-item>
            <text:list-item>
              <text:p text:style-name="P45"><text:span text:style-name="T2">Data Custodian/Steward</text:span> - Responsible for data accuracy, privacy, and security; labels the data, ensures compliance, and manages access rights</text:p>
            </text:list-item>
            <text:list-item>
              <text:p text:style-name="P45"><text:span text:style-name="T2">Data Protection Officer (DPO)</text:span> - Responsible for the organization's data privacy, sets policies and implements processes and procedures</text:p>
            </text:list-item>
          </text:list>
        </text:list-item>
      </text:list>
      <text:p text:style-name="Standard"/>
      <text:p text:style-name="Heading_20_1"><text:bookmark text:name="_oel0ccxgbyf"/>Acronym List</text:p>
      <text:p text:style-name="Standard">3DES Triple Data Encryption Standard </text:p>
      <text:p text:style-name="Standard">AAA Authentication, Authorization, and Accounting </text:p>
      <text:p text:style-name="Standard">ABAC Attribute-based Access Control </text:p>
      <text:p text:style-name="Standard">ACL Access Control List </text:p>
      <text:p text:style-name="Standard">AD Active Directory </text:p>
      <text:p text:style-name="Standard">AES Advanced Encryption Standard </text:p>
      <text:p text:style-name="Standard">AES256 Advanced Encryption Standards 256bit </text:p>
      <text:p text:style-name="Standard"><text:soft-page-break/>AH Authentication Header </text:p>
      <text:p text:style-name="Standard">AI Artificial Intelligence </text:p>
      <text:p text:style-name="Standard">AIS Automated Indicator Sharing </text:p>
      <text:p text:style-name="Standard">ALE Annualized Loss Expectancy </text:p>
      <text:p text:style-name="Standard">AP Access Point </text:p>
      <text:p text:style-name="Standard">API Application Programming Interface </text:p>
      <text:p text:style-name="Standard">APT Advanced Persistent Threat </text:p>
      <text:p text:style-name="Standard">ARO Annualized Rate of Occurrence </text:p>
      <text:p text:style-name="Standard">ARP Address Resolution Protocol </text:p>
      <text:p text:style-name="Standard">ASLR Address Space Layout Randomization </text:p>
      <text:p text:style-name="Standard">ASP Active Server Pages </text:p>
      <text:p text:style-name="Standard">ATT&amp;CK Adversarial Tactics, Techniques, and Common Knowledge </text:p>
      <text:p text:style-name="Standard">AUP Acceptable Use Policy </text:p>
      <text:p text:style-name="Standard">AV Antivirus </text:p>
      <text:p text:style-name="Standard">BASH Bourne Again Shell </text:p>
      <text:p text:style-name="Standard">BCP Business Continuity Planning </text:p>
      <text:p text:style-name="Standard">BGP Border Gateway Protocol </text:p>
      <text:p text:style-name="Standard">BIA Business Impact Analysis </text:p>
      <text:p text:style-name="Standard">BIOS Basic Input/Output System </text:p>
      <text:p text:style-name="Standard">BPA Business Partnership Agreement </text:p>
      <text:p text:style-name="Standard">BPDU Bridge Protocol Data Unit </text:p>
      <text:p text:style-name="Standard"><text:soft-page-break/>BSSID Basic Service Set Identifier </text:p>
      <text:p text:style-name="Standard">BYOD Bring Your Own Device </text:p>
      <text:p text:style-name="Standard">CA Certificate Authority </text:p>
      <text:p text:style-name="Standard">CAPTCHA Completely Automated Public Turing Test to Tell Computers and Humans Apart A</text:p>
      <text:p text:style-name="Standard">CAR Corrective Action Report </text:p>
      <text:p text:style-name="Standard">CASB Cloud Access Security Broker </text:p>
      <text:p text:style-name="Standard">CBC Cipher Block Chaining </text:p>
      <text:p text:style-name="Standard">CBT Computer-based Training </text:p>
      <text:p text:style-name="Standard">CCMP Counter-Mode/CBC-MAC Protocol </text:p>
      <text:p text:style-name="Standard">CCTV Closed-Circuit Television </text:p>
      <text:p text:style-name="Standard">CERT Computer Emergency Response Team </text:p>
      <text:p text:style-name="Standard">CFB Cipher Feedback </text:p>
      <text:p text:style-name="Standard">CHAP Challenge-Handshake Authentication Protocol </text:p>
      <text:p text:style-name="Standard">CIO Chief Information Officer </text:p>
      <text:p text:style-name="Standard">CIRT Computer Incident Response Team </text:p>
      <text:p text:style-name="Standard">CIS Center for Internet Security </text:p>
      <text:p text:style-name="Standard">CMS Content Management System </text:p>
      <text:p text:style-name="Standard">CN Common Name </text:p>
      <text:p text:style-name="Standard">COOP Continuity of Operations Planning </text:p>
      <text:p text:style-name="Standard">COPE Corporate-owned Personally Enabled </text:p>
      <text:p text:style-name="Standard">CP Contingency Planning </text:p>
      <text:p text:style-name="Standard"><text:soft-page-break/>CRC Cyclic Redundancy Check </text:p>
      <text:p text:style-name="Standard">CRL Certificate Revocation List </text:p>
      <text:p text:style-name="Standard">CSA Cloud Security Alliance </text:p>
      <text:p text:style-name="Standard">CSIRT Computer Security Incident Response Team </text:p>
      <text:p text:style-name="Standard">CSO Chief Security Officer </text:p>
      <text:p text:style-name="Standard">CSP Cloud Service Provider </text:p>
      <text:p text:style-name="Standard">CSR Certificate Signing Request </text:p>
      <text:p text:style-name="Standard">CSRF Cross-Site Request Forgery </text:p>
      <text:p text:style-name="Standard">CSU Channel Service Unit </text:p>
      <text:p text:style-name="Standard">CTM Counter-Mode </text:p>
      <text:p text:style-name="Standard">CTO Chief Technology Officer </text:p>
      <text:p text:style-name="Standard">CVE Common Vulnerabilities and Exposures </text:p>
      <text:p text:style-name="Standard">CVSS Common Vulnerability Scoring System </text:p>
      <text:p text:style-name="Standard">CYOD Choose Your Own Device </text:p>
      <text:p text:style-name="Standard">DAC Discretionary Access Control </text:p>
      <text:p text:style-name="Standard">DBA Database Administrator </text:p>
      <text:p text:style-name="Standard">DDoS Distributed Denial-of-Service </text:p>
      <text:p text:style-name="Standard">DEP Data Execution Prevention </text:p>
      <text:p text:style-name="Standard">DER Distinguished Encoding Rules </text:p>
      <text:p text:style-name="Standard">DES Data Encryption Standard </text:p>
      <text:p text:style-name="Standard">DHCP Dynamic Host Configuration Protocol </text:p>
      <text:p text:style-name="Standard"><text:soft-page-break/>DHE Diffie-Hellman Ephemeral </text:p>
      <text:p text:style-name="Standard">DKIM Domain Keys Identified Mail </text:p>
      <text:p text:style-name="Standard">DLL Dynamic-link Library </text:p>
      <text:p text:style-name="Standard">DLP Data Loss Prevention </text:p>
      <text:p text:style-name="Standard">DMARC Domain Message Authentication Reporting and Conformance </text:p>
      <text:p text:style-name="Standard">DNAT Destination Network Address Transaction </text:p>
      <text:p text:style-name="Standard">DNS Domain Name System </text:p>
      <text:p text:style-name="Standard">DNSSEC Domain Name System Security Extensions </text:p>
      <text:p text:style-name="Standard">DoS Denial-of-Service </text:p>
      <text:p text:style-name="Standard">DPO Data Protection Officer </text:p>
      <text:p text:style-name="Standard">DRP Disaster Recovery Plan </text:p>
      <text:p text:style-name="Standard">DSA Digital Signature Algorithm </text:p>
      <text:p text:style-name="Standard">DSL Digital Subscriber Line </text:p>
      <text:p text:style-name="Standard">EAP Extensible Authentication Protocol </text:p>
      <text:p text:style-name="Standard">ECB Electronic Code Book </text:p>
      <text:p text:style-name="Standard">ECC Elliptic-curve Cryptography </text:p>
      <text:p text:style-name="Standard">ECDHE Elliptic-curve Diffie-Hellman Ephemeral </text:p>
      <text:p text:style-name="Standard">ECDSA Elliptic-curve Digital Signature Algorithm </text:p>
      <text:p text:style-name="Standard">EDR Endpoint Detection and Response </text:p>
      <text:p text:style-name="Standard">EFS Encrypted File System </text:p>
      <text:p text:style-name="Standard">EIP Extended Instruction Pointer </text:p>
      <text:p text:style-name="Standard"><text:soft-page-break/>EOL End of Life </text:p>
      <text:p text:style-name="Standard">EOS End of Service </text:p>
      <text:p text:style-name="Standard">ERP Enterprise Resource Planning </text:p>
      <text:p text:style-name="Standard">ESN Electronic Serial Number </text:p>
      <text:p text:style-name="Standard">ESP Encapsulating Security Payload </text:p>
      <text:p text:style-name="Standard">ESSID Extended Service Set Identifier </text:p>
      <text:p text:style-name="Standard">FACL File System Access Control List </text:p>
      <text:p text:style-name="Standard">FDE Full Disk Encryption </text:p>
      <text:p text:style-name="Standard">FIM File Integrity Monitoring </text:p>
      <text:p text:style-name="Standard">FPGA Field Programmable Gate Array </text:p>
      <text:p text:style-name="Standard">FRR False Rejection Rate </text:p>
      <text:p text:style-name="Standard">FTP File Transfer Protocol </text:p>
      <text:p text:style-name="Standard">FTPS Secure File Transfer Protocol </text:p>
      <text:p text:style-name="Standard">GCM Galois/Counter Mode </text:p>
      <text:p text:style-name="Standard">GDPR General Data Protection Regulation </text:p>
      <text:p text:style-name="Standard">GPG GNU Privacy Guard </text:p>
      <text:p text:style-name="Standard">GPO Group Policy Object </text:p>
      <text:p text:style-name="Standard">GPS Global Positioning System </text:p>
      <text:p text:style-name="Standard">GPU Graphics Processing Unit </text:p>
      <text:p text:style-name="Standard">GRE Generic Routing Encapsulation </text:p>
      <text:p text:style-name="Standard">HA High Availability </text:p>
      <text:p text:style-name="Standard"><text:soft-page-break/>HDD Hard Disk Drive </text:p>
      <text:p text:style-name="Standard">HIDS Host-based Intrusion Detection System </text:p>
      <text:p text:style-name="Standard">HIPS Host-based Intrusion Prevention System </text:p>
      <text:p text:style-name="Standard">HMAC Hash-based Message Authentication Code </text:p>
      <text:p text:style-name="Standard">HOTP HMAC-based One-time Password </text:p>
      <text:p text:style-name="Standard">HSM Hardware Security Module </text:p>
      <text:p text:style-name="Standard">HSMaaS Hardware Security Module as a Service </text:p>
      <text:p text:style-name="Standard">HTML Hypertext Markup Language </text:p>
      <text:p text:style-name="Standard">HTTP Hypertext Transfer Protocol </text:p>
      <text:p text:style-name="Standard">HTTPS Hypertext Transfer Protocol Secure </text:p>
      <text:p text:style-name="Standard">HVAC Heating, Ventilation, Air Conditioning </text:p>
      <text:p text:style-name="Standard">IaaS Infrastructure as a Service </text:p>
      <text:p text:style-name="Standard">IAM Identity and Access Management </text:p>
      <text:p text:style-name="Standard">ICMP Internet Control Message Protocol </text:p>
      <text:p text:style-name="Standard">ICS Industrial Control Systems </text:p>
      <text:p text:style-name="Standard">IDEA International Data Encryption Algorithm </text:p>
      <text:p text:style-name="Standard">IDF Intermediate Distribution Frame </text:p>
      <text:p text:style-name="Standard">IdP Identity Provider </text:p>
      <text:p text:style-name="Standard">IDS Intrusion Detection System </text:p>
      <text:p text:style-name="Standard">IEEE Institute of Electrical and Electronics Engineers </text:p>
      <text:p text:style-name="Standard">IKE Internet Key Exchange </text:p>
      <text:p text:style-name="Standard"><text:soft-page-break/>IM Instant Messaging </text:p>
      <text:p text:style-name="Standard">IMAP4 Internet Message Access Protocol v4 </text:p>
      <text:p text:style-name="Standard">IoC Indicators of Compromise </text:p>
      <text:p text:style-name="Standard">IoT Internet of Things </text:p>
      <text:p text:style-name="Standard">IP Internet Protocol </text:p>
      <text:p text:style-name="Standard">IPS Intrusion Prevention System </text:p>
      <text:p text:style-name="Standard">IPSec Internet Protocol Security </text:p>
      <text:p text:style-name="Standard">IR Incident Response </text:p>
      <text:p text:style-name="Standard">IRC Internet Relay Chat </text:p>
      <text:p text:style-name="Standard">IRP Incident Response Plan </text:p>
      <text:p text:style-name="Standard">ISA Interconnection Security Agreement </text:p>
      <text:p text:style-name="Standard">ISFW Internal Segmentation Firewall </text:p>
      <text:p text:style-name="Standard">ISO International Organization for Standardization </text:p>
      <text:p text:style-name="Standard">ISP Internet Service Provider </text:p>
      <text:p text:style-name="Standard">ISSO Information Systems Security Officer </text:p>
      <text:p text:style-name="Standard">ITCP IT Contingency Plan </text:p>
      <text:p text:style-name="Standard">IV Initialization Vector </text:p>
      <text:p text:style-name="Standard">KDC Key Distribution Center </text:p>
      <text:p text:style-name="Standard">KEK Key Encryption Key </text:p>
      <text:p text:style-name="Standard">L2TP Layer 2 Tunneling Protocol </text:p>
      <text:p text:style-name="Standard">LAN Local Area Network </text:p>
      <text:p text:style-name="Standard"><text:soft-page-break/>LDAP Lightweight Directory Access Protocol </text:p>
      <text:p text:style-name="Standard">LEAP Lightweight Extensible Authentication Protocol </text:p>
      <text:p text:style-name="Standard">MaaS Monitoring as a Service </text:p>
      <text:p text:style-name="Standard">MAC Media Access Control </text:p>
      <text:p text:style-name="Standard">MAM Mobile Application Management </text:p>
      <text:p text:style-name="Standard">MAN Metropolitan Area Network </text:p>
      <text:p text:style-name="Standard">MBR Master Boot Record </text:p>
      <text:p text:style-name="Standard">MD5 Message Digest 5 </text:p>
      <text:p text:style-name="Standard">MDF Main Distribution Frame </text:p>
      <text:p text:style-name="Standard">MDM Mobile Device Management </text:p>
      <text:p text:style-name="Standard">MFA Multi Factor Authentication </text:p>
      <text:p text:style-name="Standard">MFD Multifunction Device </text:p>
      <text:p text:style-name="Standard">MFP Multifunction Printer </text:p>
      <text:p text:style-name="Standard">ML Machine Learning </text:p>
      <text:p text:style-name="Standard">MMS Multimedia Message Service </text:p>
      <text:p text:style-name="Standard">MOA Memorandum of Agreement </text:p>
      <text:p text:style-name="Standard">MOU Memorandum of Understanding </text:p>
      <text:p text:style-name="Standard">MPLS Multiprotocol Label Switching </text:p>
      <text:p text:style-name="Standard">MSA Measurement Systems Analysis </text:p>
      <text:p text:style-name="Standard">MS-CHAP Microsoft Challenge-Handshake Authentication Protocol </text:p>
      <text:p text:style-name="Standard">MSP Managed Service Provider </text:p>
      <text:p text:style-name="Standard"><text:soft-page-break/>MSSP Managed Security Service Provider </text:p>
      <text:p text:style-name="Standard">MTBF Mean Time Between Failures </text:p>
      <text:p text:style-name="Standard">MTTF Mean Time to Failure </text:p>
      <text:p text:style-name="Standard">MTTR Mean Time to Repair </text:p>
      <text:p text:style-name="Standard">MTU Maximum Transmission Unit </text:p>
      <text:p text:style-name="Standard">NAC Network Access Control </text:p>
      <text:p text:style-name="Standard">NAS Network-attached Storage </text:p>
      <text:p text:style-name="Standard">NAT Network Address Translation </text:p>
      <text:p text:style-name="Standard">NDA Non-disclosure Agreement </text:p>
      <text:p text:style-name="Standard">NFC Near-field Communication </text:p>
      <text:p text:style-name="Standard">NFV Network Function Virtualization </text:p>
      <text:p text:style-name="Standard">NGFW Next-generation Firewall </text:p>
      <text:p text:style-name="Standard">NG-SWG Next-generation Secure Web Gateway </text:p>
      <text:p text:style-name="Standard">NIC Network Interface Card </text:p>
      <text:p text:style-name="Standard">NIDS Network-based Intrusion Detection System </text:p>
      <text:p text:style-name="Standard">NIPS Network-based Intrusion Prevention System </text:p>
      <text:p text:style-name="Standard">NIST National Institute of Standards &amp; Technology </text:p>
      <text:p text:style-name="Standard">NOC Network Operations Center </text:p>
      <text:p text:style-name="Standard">NTFS New Technology File System </text:p>
      <text:p text:style-name="Standard">NTLM New Technology LAN Manager </text:p>
      <text:p text:style-name="Standard">NTP Network Time Protocol </text:p>
      <text:p text:style-name="Standard"><text:soft-page-break/>OCSP Online Certificate Status Protocol </text:p>
      <text:p text:style-name="Standard">OID Object Identifier </text:p>
      <text:p text:style-name="Standard">OS Operating System </text:p>
      <text:p text:style-name="Standard">OSI Open Systems Interconnection </text:p>
      <text:p text:style-name="Standard">OSINT Open-source Intelligence </text:p>
      <text:p text:style-name="Standard">OSPF Open Shortest Path First </text:p>
      <text:p text:style-name="Standard">OT Operational Technology </text:p>
      <text:p text:style-name="Standard">OTA Over-The-Air </text:p>
      <text:p text:style-name="Standard">OTG On-The-Go </text:p>
      <text:p text:style-name="Standard">OVAL Open Vulnerability and Assessment Language </text:p>
      <text:p text:style-name="Standard">OWASP Open Web Application Security Project </text:p>
      <text:p text:style-name="Standard">P12 PKCS #12 </text:p>
      <text:p text:style-name="Standard">P2P Peer-to-Peer </text:p>
      <text:p text:style-name="Standard">PaaS Platform as a Service </text:p>
      <text:p text:style-name="Standard">PAC Proxy Auto Configuration </text:p>
      <text:p text:style-name="Standard">PAM Privileged Access Management </text:p>
      <text:p text:style-name="Standard">PAM Pluggable Authentication Modules </text:p>
      <text:p text:style-name="Standard">PAP Password Authentication Protocol </text:p>
      <text:p text:style-name="Standard">PAT Port Address Translation </text:p>
      <text:p text:style-name="Standard">PBKDF2 Password-based Key Derivation Function 2 </text:p>
      <text:p text:style-name="Standard">PBX Private Branch Exchange </text:p>
      <text:p text:style-name="Standard"><text:soft-page-break/>PCAP Packet Capture </text:p>
      <text:p text:style-name="Standard">PCI-DSS Payment Card Industry Data Security Standard </text:p>
      <text:p text:style-name="Standard">PDU Power Distribution Unit </text:p>
      <text:p text:style-name="Standard">PE Portable Executable </text:p>
      <text:p text:style-name="Standard">PEAP Protected Extensible Authentication Protocol </text:p>
      <text:p text:style-name="Standard">PED Portable Electronic Device </text:p>
      <text:p text:style-name="Standard">PEM Privacy Enhanced Mail </text:p>
      <text:p text:style-name="Standard">PFS Perfect Forward Secrecy </text:p>
      <text:p text:style-name="Standard">PGP Pretty Good Privacy </text:p>
      <text:p text:style-name="Standard">PHI Personal Health Information </text:p>
      <text:p text:style-name="Standard">PII Personally Identifiable Information </text:p>
      <text:p text:style-name="Standard">PIN Personal Identification Number </text:p>
      <text:p text:style-name="Standard">PIV Personal Identity Verification </text:p>
      <text:p text:style-name="Standard">PKCS Public Key Cryptography Standards </text:p>
      <text:p text:style-name="Standard">PKI Public Key Infrastructure </text:p>
      <text:p text:style-name="Standard">PoC Proof of Concept </text:p>
      <text:p text:style-name="Standard">POP Post Office Protocol </text:p>
      <text:p text:style-name="Standard">POTS Plain Old Telephone Service </text:p>
      <text:p text:style-name="Standard">PPP Point-to-Point Protocol </text:p>
      <text:p text:style-name="Standard">PPTP Point-to-Point Tunneling Protocol </text:p>
      <text:p text:style-name="Standard">PSK Pre Shared Key </text:p>
      <text:p text:style-name="Standard"><text:soft-page-break/>PTZ Pan-Tilt-Zoom </text:p>
      <text:p text:style-name="Standard">PUP Potentially Unwanted Program </text:p>
      <text:p text:style-name="Standard">QA Quality Assurance </text:p>
      <text:p text:style-name="Standard">QoS Quality of Service </text:p>
      <text:p text:style-name="Standard">PUP Potentially Unwanted Program </text:p>
      <text:p text:style-name="Standard">RA Registration Authority </text:p>
      <text:p text:style-name="Standard">RAD Rapid Application Development </text:p>
      <text:p text:style-name="Standard">RADIUS Remote Authentication Dial-in User Service </text:p>
      <text:p text:style-name="Standard">RAID Redundant Array of Inexpensive Disks </text:p>
      <text:p text:style-name="Standard">RAM Random Access Memory </text:p>
      <text:p text:style-name="Standard">RAS Remote Access Server </text:p>
      <text:p text:style-name="Standard">RAT Remote Access Trojan </text:p>
      <text:p text:style-name="Standard">RC4 Rivest Cipher version 4 </text:p>
      <text:p text:style-name="Standard">RCS Rich Communication Services </text:p>
      <text:p text:style-name="Standard">RFC Request for Comments </text:p>
      <text:p text:style-name="Standard">RFID Radio Frequency Identification </text:p>
      <text:p text:style-name="Standard">RIPEMD RACE Integrity Primitives Evaluation Message Digest </text:p>
      <text:p text:style-name="Standard">ROI Return on Investment </text:p>
      <text:p text:style-name="Standard">RPO Recovery Point Objective </text:p>
      <text:p text:style-name="Standard">RSA Rivest, Shamir, &amp; Adleman </text:p>
      <text:p text:style-name="Standard">RTBH Remotely Triggered Black Hole </text:p>
      <text:p text:style-name="Standard"><text:soft-page-break/>RTO Recovery Time Objective </text:p>
      <text:p text:style-name="Standard">RTOS Real-time Operating System </text:p>
      <text:p text:style-name="Standard">RTP Real-time Transport Protocol </text:p>
      <text:p text:style-name="Standard">S/MIME Secure/Multipurpose Internet Mail Extensions </text:p>
      <text:p text:style-name="Standard">SaaS Software as a Service </text:p>
      <text:p text:style-name="Standard">SAE Simultaneous Authentication of Equals </text:p>
      <text:p text:style-name="Standard">SAML Security Assertions Markup Language </text:p>
      <text:p text:style-name="Standard">SCADA Supervisory Control and Data Acquisition </text:p>
      <text:p text:style-name="Standard">SCAP Security Content Automation Protocol </text:p>
      <text:p text:style-name="Standard">SCCM Microsoft System Center Configuration Manager</text:p>
      <text:p text:style-name="Standard">SCEP Simple Certificate Enrollment Protocol </text:p>
      <text:p text:style-name="Standard">SDK Software Development Kit </text:p>
      <text:p text:style-name="Standard">SDLC Software Development Life Cycle </text:p>
      <text:p text:style-name="Standard">SDLM Software Development Life-cycle Methodology </text:p>
      <text:p text:style-name="Standard">SDN Software-defined Networking </text:p>
      <text:p text:style-name="Standard">SDP Service Delivery Platform </text:p>
      <text:p text:style-name="Standard">SDV Software-defined Visibility </text:p>
      <text:p text:style-name="Standard">SED Self-Encrypting Drives </text:p>
      <text:p text:style-name="Standard">SEH Structured Exception Handling </text:p>
      <text:p text:style-name="Standard">SFTP SSH File Transfer Protocol </text:p>
      <text:p text:style-name="Standard">SHA Secure Hashing Algorithm </text:p>
      <text:p text:style-name="Standard"><text:soft-page-break/>SIEM Security Information and Event Management </text:p>
      <text:p text:style-name="Standard">SIM Subscriber Identity Module </text:p>
      <text:p text:style-name="Standard">SIP Session Initiation Protocol </text:p>
      <text:p text:style-name="Standard">SLA Service-level Agreement </text:p>
      <text:p text:style-name="Standard">SLE Single Loss Expectancy </text:p>
      <text:p text:style-name="Standard">SMB Server Message Block </text:p>
      <text:p text:style-name="Standard">SMS Short Message Service </text:p>
      <text:p text:style-name="Standard">SMTP Simple Mail Transfer Protocol </text:p>
      <text:p text:style-name="Standard">SMTPS Simple Mail Transfer Protocol Secure </text:p>
      <text:p text:style-name="Standard">SNMP Simple Network Management Protocol </text:p>
      <text:p text:style-name="Standard">SOAP Simple Object Access Protocol </text:p>
      <text:p text:style-name="Standard">SOAR Security Orchestration, Automation, Response </text:p>
      <text:p text:style-name="Standard">SoC System on Chip </text:p>
      <text:p text:style-name="Standard">SOC Security Operations Center </text:p>
      <text:p text:style-name="Standard">SPF Sender Policy Framework </text:p>
      <text:p text:style-name="Standard">SPIM Spam over Instant Messaging </text:p>
      <text:p text:style-name="Standard">SQL Structured Query Language </text:p>
      <text:p text:style-name="Standard">SQLi SQL Injection </text:p>
      <text:p text:style-name="Standard">SRTP Secure Real-time Transport Protocol </text:p>
      <text:p text:style-name="Standard">SSD Solid State Drive </text:p>
      <text:p text:style-name="Standard">SSH Secure Shell </text:p>
      <text:p text:style-name="Standard"><text:soft-page-break/>SSID Service Set Identifier </text:p>
      <text:p text:style-name="Standard">SSL Secure Sockets Layer </text:p>
      <text:p text:style-name="Standard">SSO Single Sign-on </text:p>
      <text:p text:style-name="Standard">STIX Structured Threat Information eXpression </text:p>
      <text:p text:style-name="Standard">STP Shielded Twisted Pair </text:p>
      <text:p text:style-name="Standard">SWG Secure Web Gateway </text:p>
      <text:p text:style-name="Standard">TACACS+ Terminal Access Controller Access Control System </text:p>
      <text:p text:style-name="Standard">TAXII Trusted Automated eXchange of Intelligence Information </text:p>
      <text:p text:style-name="Standard">TCP/IP Transmission Control Protocol/Internet Protocol </text:p>
      <text:p text:style-name="Standard">TGT Ticket Granting Ticket </text:p>
      <text:p text:style-name="Standard">TKIP Temporal Key Integrity Protocol </text:p>
      <text:p text:style-name="Standard">TLS Transport Layer Security </text:p>
      <text:p text:style-name="Standard">TOTP Time-based One Time Password </text:p>
      <text:p text:style-name="Standard">TPM Trusted Platform Module </text:p>
      <text:p text:style-name="Standard">TSIG Transaction Signature </text:p>
      <text:p text:style-name="Standard">TTP Tactics, Techniques, and Procedures </text:p>
      <text:p text:style-name="Standard">UAT User Acceptance Testing </text:p>
      <text:p text:style-name="Standard">UDP User Datagram Protocol </text:p>
      <text:p text:style-name="Standard">UEBA User and Entity Behavior Analytics </text:p>
      <text:p text:style-name="Standard">UEFI Unified Extensible Firmware Interface </text:p>
      <text:p text:style-name="Standard">UEM Unified Endpoint Management </text:p>
      <text:p text:style-name="Standard"><text:soft-page-break/>UPS Uninterruptible Power Supply </text:p>
      <text:p text:style-name="Standard">URI Uniform Resource Identifier </text:p>
      <text:p text:style-name="Standard">URL Universal Resource Locator </text:p>
      <text:p text:style-name="Standard">USB Universal Serial Bus </text:p>
      <text:p text:style-name="Standard">USB OTG USB On-The-Go </text:p>
      <text:p text:style-name="Standard">UTM Unified Threat Management </text:p>
      <text:p text:style-name="Standard">UTP Unshielded Twisted Pair </text:p>
      <text:p text:style-name="Standard">VBA Visual Basic for Applications </text:p>
      <text:p text:style-name="Standard">VDE Virtual Desktop Environment </text:p>
      <text:p text:style-name="Standard">VDI Virtual Desktop Infrastructure </text:p>
      <text:p text:style-name="Standard">VLAN Virtual Local Area Network </text:p>
      <text:p text:style-name="Standard">VLSM Variable-length Subnet Masking </text:p>
      <text:p text:style-name="Standard">VM Virtual Machine Vo</text:p>
      <text:p text:style-name="Standard">IP Voice over IP </text:p>
      <text:p text:style-name="Standard">VPC Virtual Private Cloud </text:p>
      <text:p text:style-name="Standard">VPN Virtual Private Network </text:p>
      <text:p text:style-name="Standard">VTC Video Teleconferencing </text:p>
      <text:p text:style-name="Standard">WAF Web Application Firewall </text:p>
      <text:p text:style-name="Standard">WAP Wireless Access Point </text:p>
      <text:p text:style-name="Standard">WEP Wired Equivalent Privacy </text:p>
      <text:p text:style-name="Standard">WIDS Wireless Intrusion Detection System </text:p>
      <text:p text:style-name="Standard"><text:soft-page-break/>WIPS Wireless Intrusion Prevention System </text:p>
      <text:p text:style-name="Standard">WORM Write Once Read Many </text:p>
      <text:p text:style-name="Standard">WPA WiFi Protected Access </text:p>
      <text:p text:style-name="Standard">WPS WiFi Protected Setup </text:p>
      <text:p text:style-name="Standard">XaaS Anything as a Service </text:p>
      <text:p text:style-name="Standard">XML Extensible Markup Language </text:p>
      <text:p text:style-name="Standard">XOR Exclusive OR </text:p>
      <text:p text:style-name="Standard">XSRF Cross-site Request Forgery </text:p>
      <text:p text:style-name="Standard">XSS Cross-site Scrip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fo:font-weight="bold"/>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fo:font-weight="bold"/>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fo:font-weight="bold"/>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7" meta:paragraph-count="938" meta:word-count="9766" meta:character-count="62029" meta:non-whitespace-character-count="53388"/>
    <meta:generator>LibreOfficeDev/6.0.5.2$Linux_X86_64 LibreOffice_project/</meta:generator>
  </office:meta>
</office:document-meta>
</file>